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SimSun" svg:font-family="SimSun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1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draw:auto-grow-height="true" fo:min-height="3.772cm"/>
    </style:style>
    <style:style style:name="pr2" style:family="presentation" style:parent-style-name="Default-title">
      <style:graphic-properties draw:auto-grow-height="true" fo:min-height="3.7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407cm"/>
    </style:style>
    <style:style style:name="pr5" style:family="presentation" style:parent-style-name="Default-outline1">
      <style:graphic-properties fo:min-height="8.885cm"/>
    </style:style>
    <style:style style:name="pr6" style:family="presentation" style:parent-style-name="Default-outline1">
      <style:graphic-properties fo:min-height="13.21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1.407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SimSun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7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 text:min-label-width="1.016cm"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7.046cm" svg:height="3.772cm" svg:x="0.477cm" svg:y="3.556cm" presentation:class="title" presentation:user-transformed="true">
          <draw:text-box>
            <text:p text:style-name="P1">PETR 5313: CRN 38950, Fall 2017<text:line-break/>Numerical Application in Petroleum Engineering,<text:line-break/>Lesson 06: System of Non-Linear Equation</text:p>
          </draw:text-box>
        </draw:frame>
        <draw:frame presentation:style-name="pr2" draw:text-style-name="P2" draw:layer="layout" svg:width="27.046cm" svg:height="3.777cm" svg:x="0.477cm" svg:y="8.415cm" presentation:class="title" presentation:user-transformed="true">
          <draw:text-box>
            <text:p text:style-name="P1"><text:span text:style-name="T1">E</text:span><text:span text:style-name="T1">k</text:span><text:span text:style-name="T1">a</text:span><text:span text:style-name="T1">r</text:span><text:span text:style-name="T1">i</text:span><text:span text:style-name="T1">t</text:span><text:span text:style-name="T1"> </text:span><text:span text:style-name="T1">P</text:span><text:span text:style-name="T1">a</text:span><text:span text:style-name="T1">n</text:span><text:span text:style-name="T1">a</text:span><text:span text:style-name="T1">c</text:span><text:span text:style-name="T1">h</text:span><text:span text:style-name="T1">a</text:span><text:span text:style-name="T1">r</text:span><text:span text:style-name="T1">o</text:span><text:span text:style-name="T1">e</text:span><text:span text:style-name="T1">n</text:span><text:span text:style-name="T1">s</text:span><text:span text:style-name="T1">a</text:span><text:span text:style-name="T1">w</text:span><text:span text:style-name="T1">a</text:span><text:span text:style-name="T1">d</text:span><text:span text:style-name="T1">,</text:span><text:span text:style-name="T1"> </text:span><text:span text:style-name="T1">P</text:span><text:span text:style-name="T1">h</text:span><text:span text:style-name="T1">D</text:span><text:span text:style-name="T1"><text:line-break/></text:span><text:span text:style-name="T1">T</text:span><text:span text:style-name="T1">e</text:span><text:span text:style-name="T1">r</text:span><text:span text:style-name="T1">r</text:span><text:span text:style-name="T1">y</text:span><text:span text:style-name="T1"> </text:span><text:span text:style-name="T1">F</text:span><text:span text:style-name="T1">u</text:span><text:span text:style-name="T1">l</text:span><text:span text:style-name="T1">l</text:span><text:span text:style-name="T1">e</text:span><text:span text:style-name="T1">r</text:span><text:span text:style-name="T1"> </text:span><text:span text:style-name="T1">P</text:span><text:span text:style-name="T1">e</text:span><text:span text:style-name="T1">t</text:span><text:span text:style-name="T1">r</text:span><text:span text:style-name="T1">o</text:span><text:span text:style-name="T1">l</text:span><text:span text:style-name="T1">e</text:span><text:span text:style-name="T1">u</text:span><text:span text:style-name="T1">m</text:span><text:span text:style-name="T1">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R</text:span><text:span text:style-name="T1">e</text:span><text:span text:style-name="T1">s</text:span><text:span text:style-name="T1">e</text:span><text:span text:style-name="T1">a</text:span><text:span text:style-name="T1">r</text:span><text:span text:style-name="T1">c</text:span><text:span text:style-name="T1">h</text:span><text:span text:style-name="T1"> </text:span><text:span text:style-name="T1">B</text:span><text:span text:style-name="T1">u</text:span><text:span text:style-name="T1">i</text:span><text:span text:style-name="T1">l</text:span><text:span text:style-name="T1">d</text:span><text:span text:style-name="T1">i</text:span><text:span text:style-name="T1">n</text:span><text:span text:style-name="T1">g</text:span><text:span text:style-name="T1"> </text:span><text:span text:style-name="T1">R</text:span><text:span text:style-name="T1">o</text:span><text:span text:style-name="T1">o</text:span><text:span text:style-name="T1">m</text:span><text:span text:style-name="T1"> </text:span><text:span text:style-name="T1">2</text:span><text:span text:style-name="T1">3</text:span><text:span text:style-name="T1">6</text:span><text:span text:style-name="T1"><text:line-break/></text:span><text:span text:style-name="T1">e</text:span><text:span text:style-name="T1">k</text:span><text:span text:style-name="T1">a</text:span><text:span text:style-name="T1">r</text:span><text:span text:style-name="T1">i</text:span><text:span text:style-name="T1">t</text:span><text:span text:style-name="T1">.</text:span><text:span text:style-name="T1">p</text:span><text:span text:style-name="T1">a</text:span><text:span text:style-name="T1">n</text:span><text:span text:style-name="T1">a</text:span><text:span text:style-name="T1">c</text:span><text:span text:style-name="T1">h</text:span><text:span text:style-name="T1">a</text:span><text:span text:style-name="T1">r</text:span><text:span text:style-name="T1">o</text:span><text:span text:style-name="T1">e</text:span><text:span text:style-name="T1">n</text:span><text:span text:style-name="T1">s</text:span><text:span text:style-name="T1">a</text:span><text:span text:style-name="T1">w</text:span><text:span text:style-name="T1">a</text:span><text:span text:style-name="T1">d</text:span><text:span text:style-name="T1">@</text:span><text:span text:style-name="T1">t</text:span><text:span text:style-name="T1">t</text:span><text:span text:style-name="T1">u</text:span><text:span text:style-name="T1">.</text:span><text:span text:style-name="T1">e</text:span><text:span text:style-name="T1">d</text:span><text:span text:style-name="T1">u</text:span><text:span text:style-name="T1"><text:line-break/></text:span><text:span text:style-name="T1">C</text:span><text:span text:style-name="T1">o</text:span><text:span text:style-name="T1">p</text:span><text:span text:style-name="T1">y</text:span><text:span text:style-name="T1">l</text:span><text:span text:style-name="T1">e</text:span><text:span text:style-name="T1">f</text:span><text:span text:style-name="T1">t</text:span><text:span text:style-name="T1">:</text:span><text:span text:style-name="T1"> </text:span><text:span text:style-name="T1">N</text:span><text:span text:style-name="T1">o</text:span><text:span text:style-name="T1"> </text:span><text:span text:style-name="T1">r</text:span><text:span text:style-name="T1">i</text:span><text:span text:style-name="T1">g</text:span><text:span text:style-name="T1">h</text:span><text:span text:style-name="T1">t</text:span><text:span text:style-name="T1">s</text:span><text:span text:style-name="T1"> </text:span><text:span text:style-name="T1">r</text:span><text:span text:style-name="T1">e</text:span><text:span text:style-name="T1">s</text:span><text:span text:style-name="T1">e</text:span><text:span text:style-name="T1">r</text:span><text:span text:style-name="T1">v</text:span><text:span text:style-name="T1">e</text:span><text:span text:style-name="T1">d</text:span></text:p>
          </draw:text-box>
        </draw:frame>
        <draw:frame draw:style-name="gr1" draw:text-style-name="P4" draw:layer="layout" svg:width="26.162cm" svg:height="2.36cm" svg:x="0.919cm" svg:y="13.208cm">
          <draw:text-box>
            <text:p text:style-name="P3"><text:span text:style-name="T2">C</text:span><text:span text:style-name="T2">i</text:span><text:span text:style-name="T2">t</text:span><text:span text:style-name="T2">e</text:span><text:span text:style-name="T2"> </text:span><text:span text:style-name="T2">a</text:span><text:span text:style-name="T2">s</text:span><text:span text:style-name="T2">:</text:span><text:span text:style-name="T2"> </text:span><text:span text:style-name="T2">P</text:span><text:span text:style-name="T2">a</text:span><text:span text:style-name="T2">n</text:span><text:span text:style-name="T2">a</text:span><text:span text:style-name="T2">c</text:span><text:span text:style-name="T2">h</text:span><text:span text:style-name="T2">a</text:span><text:span text:style-name="T2">r</text:span><text:span text:style-name="T2">o</text:span><text:span text:style-name="T2">e</text:span><text:span text:style-name="T2">n</text:span><text:span text:style-name="T2">s</text:span><text:span text:style-name="T2">a</text:span><text:span text:style-name="T2">w</text:span><text:span text:style-name="T2">a</text:span><text:span text:style-name="T2">d</text:span><text:span text:style-name="T2">,</text:span><text:span text:style-name="T2"> </text:span><text:span text:style-name="T2">E</text:span><text:span text:style-name="T2">.</text:span><text:span text:style-name="T2"> </text:span><text:span text:style-name="T2">(</text:span><text:span text:style-name="T2">2</text:span><text:span text:style-name="T2">0</text:span><text:span text:style-name="T2">1</text:span><text:span text:style-name="T2">7</text:span><text:span text:style-name="T2">)</text:span><text:span text:style-name="T2"> </text:span><text:span text:style-name="T2">"</text:span><text:span text:style-name="T2">N</text:span><text:span text:style-name="T2">u</text:span><text:span text:style-name="T2">m</text:span><text:span text:style-name="T2">e</text:span><text:span text:style-name="T2">r</text:span><text:span text:style-name="T2">i</text:span><text:span text:style-name="T2">c</text:span><text:span text:style-name="T2">a</text:span><text:span text:style-name="T2">l </text:span><text:span text:style-name="T2">a</text:span><text:span text:style-name="T2">p</text:span><text:span text:style-name="T2">p</text:span><text:span text:style-name="T2">l</text:span><text:span text:style-name="T2">i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n</text:span><text:span text:style-name="T2"> </text:span><text:span text:style-name="T2">p</text:span><text:span text:style-name="T2">e</text:span><text:span text:style-name="T2">t</text:span><text:span text:style-name="T2">r</text:span><text:span text:style-name="T2">o</text:span><text:span text:style-name="T2">l</text:span><text:span text:style-name="T2">e</text:span><text:span text:style-name="T2">u</text:span><text:span text:style-name="T2">m</text:span><text:span text:style-name="T2"> </text:span><text:span text:style-name="T2">e</text:span><text:span text:style-name="T2">n</text:span><text:span text:style-name="T2">g</text:span><text:span text:style-name="T2">i</text:span><text:span text:style-name="T2">n</text:span><text:span text:style-name="T2">e</text:span><text:span text:style-name="T2">e</text:span><text:span text:style-name="T2">r</text:span><text:span text:style-name="T2">i</text:span><text:span text:style-name="T2">n</text:span><text:span text:style-name="T2">g</text:span><text:span text:style-name="T2">,</text:span><text:span text:style-name="T2"> </text:span><text:span text:style-name="T2">L</text:span><text:span text:style-name="T2">e</text:span><text:span text:style-name="T2">s</text:span><text:span text:style-name="T2">s</text:span><text:span text:style-name="T2">o</text:span><text:span text:style-name="T2">n</text:span><text:span text:style-name="T2"> </text:span><text:span text:style-name="T2">0</text:span><text:span text:style-name="T2">6</text:span><text:span text:style-name="T2">: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o</text:span><text:span text:style-name="T2">f</text:span><text:span text:style-name="T2"> </text:span><text:span text:style-name="T2">N</text:span><text:span text:style-name="T2">o</text:span><text:span text:style-name="T2">n</text:span><text:span text:style-name="T2">-</text:span><text:span text:style-name="T2">L</text:span><text:span text:style-name="T2">i</text:span><text:span text:style-name="T2">n</text:span><text:span text:style-name="T2">e</text:span><text:span text:style-name="T2">a</text:span><text:span text:style-name="T2">r</text:span><text:span text:style-name="T2"> </text:span><text:span text:style-name="T2">E</text:span><text:span text:style-name="T2">q</text:span><text:span text:style-name="T2">u</text:span><text:span text:style-name="T2">a</text:span><text:span text:style-name="T2">t</text:span><text:span text:style-name="T2">i</text:span><text:span text:style-name="T2">o</text:span><text:span text:style-name="T2">n</text:span><text:span text:style-name="T2">"</text:span><text:span text:style-name="T2">,</text:span><text:span text:style-name="T2"> 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l</text:span><text:span text:style-name="T2">i</text:span><text:span text:style-name="T2">d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e</text:span><text:span text:style-name="T2">x</text:span><text:span text:style-name="T2">a</text:span><text:span text:style-name="T2">s</text:span><text:span text:style-name="T2"> </text:span><text:span text:style-name="T2">T</text:span><text:span text:style-name="T2">e</text:span><text:span text:style-name="T2">c</text:span><text:span text:style-name="T2">h</text:span><text:span text:style-name="T2"> </text:span><text:span text:style-name="T2">P</text:span><text:span text:style-name="T2">E</text:span><text:span text:style-name="T2">T</text:span><text:span text:style-name="T2">R</text:span><text:span text:style-name="T2"> </text:span><text:span text:style-name="T2">5</text:span><text:span text:style-name="T2">3</text:span><text:span text:style-name="T2">1</text:span><text:span text:style-name="T2">3</text:span><text:span text:style-name="T2"> </text:span><text:span text:style-name="T2">F</text:span><text:span text:style-name="T2">a</text:span><text:span text:style-name="T2">l</text:span><text:span text:style-name="T2">l </text:span><text:span text:style-name="T2">2</text:span><text:span text:style-name="T2">0</text:span><text:span text:style-name="T2">1</text:span><text:span text:style-name="T2">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Outline</text:p>
          </draw:text-box>
        </draw:frame>
        <draw:frame presentation:style-name="pr5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Newton Jacobian</text:p>
                <text:list>
                  <text:list-item>
                    <text:p>Derivation</text:p>
                  </text:list-item>
                  <text:list-item>
                    <text:p>Jacobian matrix</text:p>
                  </text:list-item>
                  <text:list-item>
                    <text:p>Scipy function</text:p>
                  </text:list-item>
                  <text:list-item>
                    <text:p>Direct method without any automatic function</text:p>
                    <text:list>
                      <text:list-item>
                        <text:p>Use Numpy matrix</text:p>
                      </text:list-item>
                    </text:list>
                  </text:list-item>
                  <text:list-item>
                    <text:p>Up-scaling for a large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Newton-Jacobian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list>
                  <text:list-item>
                    <text:p>Newton method (one equation – one unknown)</text:p>
                  </text:list-item>
                </text:list>
              </text:list-item>
              <text:list-item>
                <text:p/>
              </text:list-item>
              <text:list-item>
                <text:p/>
                <text:list>
                  <text:list-item>
                    <text:p>Newton Jacobian (multiple unknowns)</text:p>
                    <text:p/>
                    <text:p/>
                    <text:p/>
                    <text:p/>
                  </text:list-item>
                  <text:list-item>
                    <text:p>Solve for <text:span text:style-name="T3">Δx in</text:span> <text:s/>J <text:span text:style-name="T3">Δx = -f <text:s/>by using linear system techniques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x_{n+1} = x_n - \frac{f(x_n)}{f'(x_n)}§svg§600§FALSE§</svg:desc>
          <draw:polygon draw:style-name="gr3" draw:text-style-name="P6" draw:layer="layout" svg:width="8.545cm" svg:height="2.321cm" svg:x="0.852cm" svg:y="3.52cm" svg:viewBox="0 0 8546 2322" draw:points="4272,2322 0,2322 0,0 8546,0 8546,2322">
            <text:p/>
          </draw:polygon>
          <draw:path draw:style-name="gr4" draw:text-style-name="P7" draw:layer="layout" svg:width="0.492cm" svg:height="0.447cm" svg:x="0.881cm" svg:y="4.48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3-70 105-76 11 38 47 76 105 76 103 0 159-128 159-152 0-9-8-9-11-9-9 0-11 2-13 9-32 107-101 129-132 129-38 0-54-31-54-65 0-22 7-42 18-87z">
            <text:p/>
          </draw:path>
          <draw:path draw:style-name="gr4" draw:text-style-name="P7" draw:layer="layout" svg:width="0.422cm" svg:height="0.312cm" svg:x="1.446cm" svg:y="4.765cm" svg:viewBox="0 0 423 313" svg:d="M52 262c-3 9-7 27-7 29 0 16 13 22 24 22 12 0 23-9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508cm" svg:height="0.509cm" svg:x="1.945cm" svg:y="4.642cm" svg:viewBox="0 0 509 510" svg:d="M271 271h213c9 0 25 0 25-16 0-18-16-18-25-18h-213v-212c0-9 0-25-16-25-18 0-18 16-18 25v212h-212c-9 0-25 0-25 18 0 16 16 16 25 16h212v213c0 9 0 26 18 26 16 0 16-15 16-26z">
            <text:p/>
          </draw:path>
          <draw:path draw:style-name="gr4" draw:text-style-name="P7" draw:layer="layout" svg:width="0.252cm" svg:height="0.458cm" svg:x="2.575cm" svg:y="4.611cm" svg:viewBox="0 0 253 459" svg:d="M157 20c0-20 0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655cm" svg:height="0.232cm" svg:x="3.274cm" svg:y="4.55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447cm" svg:x="4.282cm" svg:y="4.485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1-70 105-76 11 38 47 76 105 76 103 0 159-128 159-152 0-9-8-9-11-9-9 0-11 2-13 9-34 107-101 129-132 129-38 0-54-31-54-65 0-22 7-42 18-87z">
            <text:p/>
          </draw:path>
          <draw:path draw:style-name="gr4" draw:text-style-name="P7" draw:layer="layout" svg:width="0.422cm" svg:height="0.312cm" svg:x="4.846cm" svg:y="4.765cm" svg:viewBox="0 0 423 313" svg:d="M52 262c-3 9-7 27-7 29 0 16 13 22 24 22 12 0 23-9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602cm" svg:height="0.042cm" svg:x="5.65cm" svg:y="4.655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897cm" svg:x="6.858cm" svg:y="3.563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5-85 185-4 0-29 0-49-17 47-3 56-39 56-54 0-23-18-34-38-34-25 0-54 23-54 58 0 45 43 70 85 70 54 0 92-58 110-96 31-63 56-182 56-189z">
            <text:p/>
          </draw:path>
          <draw:path draw:style-name="gr4" draw:text-style-name="P7" draw:layer="layout" svg:width="0.23cm" svg:height="0.984cm" svg:x="7.489cm" svg:y="3.518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4" draw:text-style-name="P7" draw:layer="layout" svg:width="0.492cm" svg:height="0.447cm" svg:x="7.801cm" svg:y="3.82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8-9-11-9-9 0-11 2-13 9-32 107-99 129-132 129-38 0-54-31-54-65 0-22 7-42 18-87z">
            <text:p/>
          </draw:path>
          <draw:path draw:style-name="gr4" draw:text-style-name="P7" draw:layer="layout" svg:width="0.422cm" svg:height="0.312cm" svg:x="8.365cm" svg:y="4.1cm" svg:viewBox="0 0 423 313" svg:d="M52 262c-3 9-7 27-7 29 0 16 13 22 24 22 12 0 23-9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23cm" svg:height="0.984cm" svg:x="8.925cm" svg:y="3.518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4" draw:text-style-name="P7" draw:layer="layout" svg:width="2.73cm" svg:height="0.042cm" svg:x="6.667cm" svg:y="4.655cm" svg:viewBox="0 0 2731 43" draw:points="1364,43 0,43 0,0 2731,0 2731,43">
            <text:p/>
          </draw:polygon>
          <draw:path draw:style-name="gr4" draw:text-style-name="P7" draw:layer="layout" svg:width="0.492cm" svg:height="0.897cm" svg:x="6.721cm" svg:y="4.902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5-85 185-4 0-29 0-49-17 47-3 56-39 56-54 0-23-18-34-38-34-25 0-54 23-54 58 0 45 43 70 85 70 54 0 92-58 110-96 33-63 56-182 56-189z">
            <text:p/>
          </draw:path>
          <draw:path draw:style-name="gr4" draw:text-style-name="P7" draw:layer="layout" svg:width="0.174cm" svg:height="0.357cm" svg:x="7.288cm" svg:y="4.926cm" svg:viewBox="0 0 175 358" svg:d="M168 60c7-11 7-17 7-22 0-22-20-38-41-38-26 0-35 22-38 34l-92 300c-2 0-4 9-4 9 0 9 22 15 27 15 4 0 7 0 11-11z">
            <text:p/>
          </draw:path>
          <draw:path draw:style-name="gr4" draw:text-style-name="P7" draw:layer="layout" svg:width="0.23cm" svg:height="0.984cm" svg:x="7.628cm" svg:y="4.857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4" draw:text-style-name="P7" draw:layer="layout" svg:width="0.492cm" svg:height="0.447cm" svg:x="7.94cm" svg:y="5.161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3-70 105-76 11 38 47 76 108 76 100 0 156-128 156-152 0-9-8-9-11-9-9 0-11 2-13 9-32 107-101 129-132 129-38 0-54-31-54-65 0-22 7-42 18-87z">
            <text:p/>
          </draw:path>
          <draw:path draw:style-name="gr4" draw:text-style-name="P7" draw:layer="layout" svg:width="0.422cm" svg:height="0.312cm" svg:x="8.504cm" svg:y="5.439cm" svg:viewBox="0 0 423 313" svg:d="M52 262c-3 9-7 27-7 29 0 16 13 22 24 22 12 0 23-9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23cm" svg:height="0.984cm" svg:x="9.064cm" svg:y="4.857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g>
          <svg:title>TexMaths</svg:title>
          <svg:desc>28§display§f'(x_n) (x_{n+1} - x_n) =  - f(x_n) \quad \to
\quad  \mathbf{J}_ f( \mathbf{x}_n) \Delta \mathbf{x} = - \mathbf{f}(x_n)§svg§600§FALSE§</svg:desc>
          <draw:polygon draw:style-name="gr3" draw:text-style-name="P6" draw:layer="layout" svg:width="24.664cm" svg:height="1.069cm" svg:x="0.96cm" svg:y="8.575cm" svg:viewBox="0 0 24665 1070" draw:points="12334,1070 0,1070 0,0 24665,0 24665,1070">
            <text:p/>
          </draw:polygon>
          <draw:path draw:style-name="gr4" draw:text-style-name="P7" draw:layer="layout" svg:width="0.492cm" svg:height="0.896cm" svg:x="1.012cm" svg:y="8.669cm" svg:viewBox="0 0 493 897" svg:d="M311 300h85c18 0 30 0 30-18 0-11-12-11-27-11h-83l20-114c4-20 18-90 25-101 9-20 27-34 47-34 4 0 29 0 47 18-43 3-52 38-52 52 0 24 18 36 36 36 25 0 54-23 54-61 0-45-45-67-85-67-34 0-97 18-126 116-6 21-9 29-33 155h-68c-20 0-29 0-29 18 0 11 7 11 27 11h65l-74 389c-18 97-36 186-85 186-4 0-29 0-49-18 47-2 56-38 56-54 0-22-18-33-38-33-25 0-54 22-54 58 0 45 43 69 85 69 54 0 92-58 110-96 33-62 56-181 56-188z">
            <text:p/>
          </draw:path>
          <draw:path draw:style-name="gr4" draw:text-style-name="P7" draw:layer="layout" svg:width="0.174cm" svg:height="0.357cm" svg:x="1.578cm" svg:y="8.571cm" svg:viewBox="0 0 175 358" svg:d="M168 60c7-11 7-17 7-22 0-22-20-38-41-38-26 0-35 22-38 34l-92 299c-2 0-4 9-4 9 0 9 22 16 27 16 4 0 7 0 11-11z">
            <text:p/>
          </draw:path>
          <draw:path draw:style-name="gr4" draw:text-style-name="P7" draw:layer="layout" svg:width="0.23cm" svg:height="0.984cm" svg:x="1.919cm" svg:y="8.625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4" draw:text-style-name="P7" draw:layer="layout" svg:width="0.492cm" svg:height="0.447cm" svg:x="2.232cm" svg:y="8.92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2 65 67 0 103-70 105-76 11 38 47 76 105 76 103 0 159-128 159-153 0-9-9-9-11-9-9 0-11 3-13 9-32 108-101 130-132 130-38 0-54-31-54-65 0-22 7-42 18-87z">
            <text:p/>
          </draw:path>
          <draw:path draw:style-name="gr4" draw:text-style-name="P7" draw:layer="layout" svg:width="0.422cm" svg:height="0.312cm" svg:x="2.797cm" svg:y="9.207cm" svg:viewBox="0 0 423 313" svg:d="M52 262c-3 9-7 27-7 29 0 16 13 22 24 22 12 0 23-9 27-15 3-7 9-29 12-43 4-13 11-45 15-63 5-15 9-31 11-47 9-29 9-33 30-62 20-27 51-63 105-63 40 0 40 34 40 47 0 43-29 119-40 148-9 20-11 27-11 38 0 36 31 60 65 60 69 0 100-96 100-107 0-9-9-9-11-9-9 0-11 4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23cm" svg:height="0.984cm" svg:x="3.355cm" svg:y="8.625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4" draw:text-style-name="P7" draw:layer="layout" svg:width="0.23cm" svg:height="0.984cm" svg:x="3.778cm" svg:y="8.625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4" draw:text-style-name="P7" draw:layer="layout" svg:width="0.492cm" svg:height="0.447cm" svg:x="4.089cm" svg:y="8.92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4 65 65 0 101-70 103-76 11 38 47 76 108 76 100 0 156-128 156-153 0-9-9-9-11-9-9 0-11 3-13 9-32 108-99 130-132 130-38 0-54-31-54-65 0-22 7-42 18-87z">
            <text:p/>
          </draw:path>
          <draw:path draw:style-name="gr4" draw:text-style-name="P7" draw:layer="layout" svg:width="0.422cm" svg:height="0.312cm" svg:x="4.654cm" svg:y="9.207cm" svg:viewBox="0 0 423 313" svg:d="M52 262c-3 9-7 27-7 29 0 16 13 22 24 22 12 0 23-9 27-15 3-7 9-29 12-43 4-13 11-45 15-63 5-15 9-31 11-47 9-29 9-33 30-62 20-27 51-63 105-63 40 0 40 34 40 47 0 43-29 119-40 148-9 20-11 27-11 38 0 36 31 60 65 60 69 0 100-96 100-107 0-9-9-9-11-9-9 0-11 4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507cm" svg:height="0.509cm" svg:x="5.156cm" svg:y="9.084cm" svg:viewBox="0 0 508 510" svg:d="M271 271h213c9 0 24 0 24-16 0-18-15-18-24-18h-213v-212c0-9 0-25-16-25-18 0-18 16-18 25v212h-212c-9 0-25 0-25 18 0 16 16 16 25 16h212v212c0 9 0 27 18 27 16 0 16-15 16-27z">
            <text:p/>
          </draw:path>
          <draw:path draw:style-name="gr4" draw:text-style-name="P7" draw:layer="layout" svg:width="0.252cm" svg:height="0.458cm" svg:x="5.783cm" svg:y="9.052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602cm" svg:height="0.042cm" svg:x="6.455cm" svg:y="9.097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7.382cm" svg:y="8.92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2 65 67 0 101-70 105-76 11 38 47 76 105 76 103 0 159-128 159-153 0-9-9-9-11-9-9 0-11 3-13 9-32 108-101 130-132 130-38 0-54-31-54-65 0-22 7-42 18-87z">
            <text:p/>
          </draw:path>
          <draw:path draw:style-name="gr4" draw:text-style-name="P7" draw:layer="layout" svg:width="0.422cm" svg:height="0.312cm" svg:x="7.947cm" svg:y="9.207cm" svg:viewBox="0 0 423 313" svg:d="M52 262c-3 9-7 27-7 29 0 16 13 22 24 22 12 0 23-9 27-15 3-7 9-29 12-43 4-13 11-45 15-63 5-15 9-31 11-47 9-29 9-33 30-62 20-27 51-63 105-63 40 0 40 34 40 47 0 43-29 119-40 148-9 20-11 27-11 38 0 36 31 60 65 60 69 0 100-96 100-107 0-9-9-9-11-9-9 0-11 4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23cm" svg:height="0.984cm" svg:x="8.507cm" svg:y="8.625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4" draw:text-style-name="P7" draw:layer="layout" svg:width="0.655cm" svg:height="0.232cm" svg:x="9.161cm" svg:y="9.001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7" draw:layer="layout" svg:width="0.602cm" svg:height="0.042cm" svg:x="10.223cm" svg:y="9.097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896cm" svg:x="10.955cm" svg:y="8.669cm" svg:viewBox="0 0 493 897" svg:d="M311 300h85c18 0 30 0 30-18 0-11-12-11-27-11h-83l20-114c4-20 18-90 25-101 9-20 27-34 47-34 4 0 29 0 47 18-43 3-52 38-52 52 0 24 18 36 36 36 25 0 54-23 54-61 0-45-45-67-85-67-34 0-97 18-126 116-6 21-9 29-33 155h-68c-20 0-29 0-29 18 0 11 7 11 27 11h65l-74 389c-18 97-36 186-85 186-4 0-29 0-49-18 47-2 56-38 56-54 0-22-18-33-38-33-25 0-54 22-54 58 0 45 43 69 85 69 54 0 92-58 110-96 31-62 56-181 56-188z">
            <text:p/>
          </draw:path>
          <draw:path draw:style-name="gr4" draw:text-style-name="P7" draw:layer="layout" svg:width="0.23cm" svg:height="0.984cm" svg:x="11.587cm" svg:y="8.625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4" draw:text-style-name="P7" draw:layer="layout" svg:width="0.492cm" svg:height="0.447cm" svg:x="11.898cm" svg:y="8.92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4 65 65 0 101-70 103-76 11 38 47 76 108 76 100 0 156-128 156-153 0-9-9-9-11-9-9 0-11 3-13 9-32 108-101 130-132 130-38 0-54-31-54-65 0-22 7-42 18-87z">
            <text:p/>
          </draw:path>
          <draw:path draw:style-name="gr4" draw:text-style-name="P7" draw:layer="layout" svg:width="0.422cm" svg:height="0.312cm" svg:x="12.463cm" svg:y="9.207cm" svg:viewBox="0 0 423 313" svg:d="M52 262c-3 9-7 27-7 29 0 16 13 22 24 22 12 0 23-9 27-15 3-7 9-29 12-43 4-13 11-45 15-63 5-15 9-31 11-47 9-29 9-33 30-62 20-27 51-63 105-63 40 0 40 34 40 47 0 43-29 119-40 148-9 20-11 27-11 38 0 36 31 60 65 60 69 0 100-96 100-107 0-9-9-9-11-9-9 0-11 4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23cm" svg:height="0.984cm" svg:x="13.023cm" svg:y="8.625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4" draw:text-style-name="P7" draw:layer="layout" svg:width="0.875cm" svg:height="0.514cm" svg:x="14.66cm" svg:y="8.86cm" svg:viewBox="0 0 876 515" svg:d="M768 278c-53 42-80 82-89 94-43 69-52 132-52 132 0 11 11 11 20 11 16 0 18-2 23-18 22-99 80-181 190-226 14-5 16-7 16-14 0-6-7-9-7-11-45-15-163-65-201-230-3-14-5-16-21-16-9 0-20 0-20 11 0 2 9 65 52 132 18 29 47 63 89 94h-732c-18 0-36 0-36 20 0 21 18 21 36 21z">
            <text:p/>
          </draw:path>
          <draw:path draw:style-name="gr4" draw:text-style-name="P7" draw:layer="layout" svg:width="0.496cm" svg:height="0.686cm" svg:x="16.866cm" svg:y="8.687cm" svg:viewBox="0 0 497 687" svg:d="M419 47h78v-47c-33 2-118 2-157 2-51 0-147 0-197-2v47h141v483c0 18 0 121-98 121-18 0-49-2-78-15 0 0 44-21 44-72 0-54-42-76-76-76-36 0-76 25-76 76 0 76 78 123 190 123 133 0 229-56 229-159z">
            <text:p/>
          </draw:path>
          <draw:path draw:style-name="gr4" draw:text-style-name="P7" draw:layer="layout" svg:width="0.366cm" svg:height="0.626cm" svg:x="17.476cm" svg:y="9.025cm" svg:viewBox="0 0 367 627" svg:d="M231 213h69c14 0 23 0 23-14 0-11-9-11-23-11h-63c16-87 21-119 27-139 3-15 18-29 34-29 2 0 20 0 34 7-30 9-32 33-32 38 0 16 14 27 29 27 18 0 38-16 38-43 0-31-33-49-69-49-29 0-63 18-83 51-13 27-18 56-34 137h-53c-16 0-25 0-25 16 0 9 9 9 22 9h52c0 4-45 253-61 326-4 16-15 70-49 70 0 0-18 0-31-9 29-9 31-34 31-38 0-16-11-27-27-27-20 0-40 18-40 42 0 32 34 50 67 50 45 0 74-45 83-61 25-47 40-132 43-139z">
            <text:p/>
          </draw:path>
          <draw:path draw:style-name="gr4" draw:text-style-name="P7" draw:layer="layout" svg:width="0.23cm" svg:height="0.984cm" svg:x="18.034cm" svg:y="8.625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4" draw:text-style-name="P7" draw:layer="layout" svg:width="0.555cm" svg:height="0.438cm" svg:x="18.338cm" svg:y="8.927cm" svg:viewBox="0 0 556 439" svg:d="M320 195l117-128c11-13 18-20 101-20v-47c-36 2-88 2-92 2-25 0-74-2-101-2v47c13 0 25 2 36 9-2 4-2 7-7 11l-83 94-98-114h40v-47c-25 0-87 2-119 2-31 0-76-2-110-2v47h72l152 181-127 146c-18 18-54 18-101 18v47c34-3 85-3 92-3 24 0 80 3 101 3v-47c-18 0-36-5-36-12l7-8 96-108 107 128h-38v47c25 0 85-3 119-3 31 0 76 3 108 3v-47h-70z">
            <text:p/>
          </draw:path>
          <draw:path draw:style-name="gr4" draw:text-style-name="P7" draw:layer="layout" svg:width="0.422cm" svg:height="0.312cm" svg:x="18.945cm" svg:y="9.207cm" svg:viewBox="0 0 423 313" svg:d="M52 262c-3 9-7 27-7 29 0 16 13 22 24 22 12 0 23-9 27-15 3-7 9-29 12-43 4-13 11-45 15-63 5-15 9-31 11-47 9-29 9-33 30-62 20-27 51-63 105-63 40 0 40 34 40 47 0 43-29 119-40 148-9 20-11 27-11 38 0 36 31 60 65 60 69 0 100-96 100-107 0-9-9-9-11-9-9 0-11 4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23cm" svg:height="0.984cm" svg:x="19.505cm" svg:y="8.625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4" draw:text-style-name="P7" draw:layer="layout" svg:width="0.727cm" svg:height="0.706cm" svg:x="19.875cm" svg:y="8.658cm" svg:viewBox="0 0 728 707" svg:d="M390 18c-7-14-9-18-25-18-18 0-20 4-27 18l-334 669c-4 9-4 11-4 11 0 9 7 9 22 9h686c16 0 20 0 20-9 0 0 0-2-4-11zM334 98l264 533h-531z">
            <text:p/>
          </draw:path>
          <draw:path draw:style-name="gr4" draw:text-style-name="P7" draw:layer="layout" svg:width="0.555cm" svg:height="0.438cm" svg:x="20.668cm" svg:y="8.927cm" svg:viewBox="0 0 556 439" svg:d="M320 195l117-128c11-13 18-20 101-20v-47c-36 2-88 2-92 2-25 0-74-2-101-2v47c13 0 25 2 36 9-2 4-2 7-7 11l-83 94-98-114h40v-47c-25 0-87 2-119 2-31 0-76-2-110-2v47h72l152 181-127 146c-18 18-54 18-101 18v47c34-3 85-3 92-3 24 0 80 3 101 3v-47c-18 0-36-5-36-12l7-8 96-108 107 128h-38v47c25 0 85-3 119-3 31 0 76 3 108 3v-47h-70z">
            <text:p/>
          </draw:path>
          <draw:path draw:style-name="gr4" draw:text-style-name="P7" draw:layer="layout" svg:width="0.655cm" svg:height="0.232cm" svg:x="21.571cm" svg:y="9.001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7" draw:layer="layout" svg:width="0.602cm" svg:height="0.042cm" svg:x="22.632cm" svg:y="9.097cm" svg:viewBox="0 0 603 43" svg:d="M569 43c16 0 34 0 34-23 0-20-18-20-34-20h-535c-16 0-34 0-34 20 0 23 18 23 34 23z">
            <text:p/>
          </draw:path>
          <draw:path draw:style-name="gr4" draw:text-style-name="P7" draw:layer="layout" svg:width="0.391cm" svg:height="0.691cm" svg:x="23.354cm" svg:y="8.674cm" svg:viewBox="0 0 392 692" svg:d="M74 253h-74v47h74v345h-67v47c33-3 78-5 123-5 38 0 101 0 137 5v-47h-86v-345h115v-47h-121v-101c0-107 76-116 101-116 4 0 8 0 15 2-13 11-22 29-22 47 0 43 36 63 60 63 29 0 63-23 63-63s-36-85-114-85c-97 0-204 43-204 152z">
            <text:p/>
          </draw:path>
          <draw:path draw:style-name="gr4" draw:text-style-name="P7" draw:layer="layout" svg:width="0.23cm" svg:height="0.984cm" svg:x="23.862cm" svg:y="8.625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4" draw:text-style-name="P7" draw:layer="layout" svg:width="0.492cm" svg:height="0.447cm" svg:x="24.176cm" svg:y="8.92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5-38-35c-29 0-54 26-54 58 0 44 49 65 94 65 65 0 101-70 103-76 11 38 47 76 108 76 100 0 156-128 156-153 0-9-9-9-11-9-9 0-11 3-13 9-32 108-99 130-132 130-38 0-54-31-54-65 0-22 7-42 18-87z">
            <text:p/>
          </draw:path>
          <draw:path draw:style-name="gr4" draw:text-style-name="P7" draw:layer="layout" svg:width="0.422cm" svg:height="0.312cm" svg:x="24.74cm" svg:y="9.207cm" svg:viewBox="0 0 423 313" svg:d="M52 262c-3 9-7 27-7 29 0 16 13 22 24 22 12 0 23-9 27-15 3-7 9-29 12-43 4-13 11-45 15-63 5-15 9-31 11-47 9-29 9-33 30-62 20-27 51-63 105-63 40 0 40 34 40 47 0 43-29 119-40 148-9 20-11 27-11 38 0 36 31 60 65 60 69 0 100-96 100-107 0-9-9-9-11-9-9 0-11 4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23cm" svg:height="0.984cm" svg:x="25.298cm" svg:y="8.625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</draw:g>
        <draw:g>
          <svg:title>TexMaths</svg:title>
          <svg:desc>28§display§\Delta \mathbf{x} = \mathbf{x}_{n+1} - \mathbf{x}_{n}§svg§600§FALSE§</svg:desc>
          <draw:polygon draw:style-name="gr3" draw:text-style-name="P6" draw:layer="layout" svg:width="7.128cm" svg:height="0.898cm" svg:x="0.999cm" svg:y="11.049cm" svg:viewBox="0 0 7129 899" draw:points="3566,899 0,899 0,0 7129,0 7129,899">
            <text:p/>
          </draw:polygon>
          <draw:path draw:style-name="gr4" draw:text-style-name="P7" draw:layer="layout" svg:width="0.727cm" svg:height="0.706cm" svg:x="1.046cm" svg:y="11.015cm" svg:viewBox="0 0 728 707" svg:d="M390 18c-7-14-9-18-25-18-18 0-20 4-27 18l-334 669c-4 9-4 11-4 11 0 9 7 9 22 9h686c15 0 20 0 20-9 0 0 0-2-5-11zM334 98l264 533h-531z">
            <text:p/>
          </draw:path>
          <draw:path draw:style-name="gr4" draw:text-style-name="P7" draw:layer="layout" svg:width="0.554cm" svg:height="0.437cm" svg:x="1.837cm" svg:y="11.281cm" svg:viewBox="0 0 555 438" svg:d="M320 195l117-128c11-13 18-20 101-20v-47c-36 2-88 2-92 2-25 0-74-2-101-2v47c13 0 25 2 36 9-2 4-2 7-7 11l-83 94-98-114h40v-47c-25 0-87 2-119 2-31 0-76-2-110-2v47h72l152 181-127 146c-18 17-54 17-101 17v47c34-2 85-2 92-2 24 0 80 2 101 2v-47c-18 0-36-4-36-11l6-9 97-107 107 127h-38v47c25 0 85-2 119-2 31 0 76 2 107 2v-47h-69z">
            <text:p/>
          </draw:path>
          <draw:path draw:style-name="gr4" draw:text-style-name="P7" draw:layer="layout" svg:width="0.655cm" svg:height="0.232cm" svg:x="2.739cm" svg:y="11.357cm" svg:viewBox="0 0 656 233" svg:d="M623 40c15 0 33 0 33-20s-18-20-31-20h-591c-16 0-34 0-34 20s18 20 34 20zM625 233c13 0 31 0 31-21 0-20-18-20-33-20h-589c-16 0-34 0-34 20 0 21 18 21 34 21z">
            <text:p/>
          </draw:path>
          <draw:path draw:style-name="gr4" draw:text-style-name="P7" draw:layer="layout" svg:width="0.554cm" svg:height="0.437cm" svg:x="3.743cm" svg:y="11.281cm" svg:viewBox="0 0 555 438" svg:d="M320 195l117-128c11-13 18-20 101-20v-47c-36 2-88 2-92 2-25 0-74-2-101-2v47c13 0 25 2 36 9-2 4-2 7-7 11l-83 94-98-114h40v-47c-25 0-87 2-119 2-31 0-76-2-110-2v47h72l152 181-127 146c-18 17-54 17-101 17v47c34-2 85-2 92-2 24 0 80 2 101 2v-47c-18 0-36-4-36-11l6-9 97-107 107 127h-38v47c25 0 85-2 119-2 31 0 76 2 107 2v-47h-69z">
            <text:p/>
          </draw:path>
          <draw:path draw:style-name="gr4" draw:text-style-name="P7" draw:layer="layout" svg:width="0.422cm" svg:height="0.312cm" svg:x="4.347cm" svg:y="11.561cm" svg:viewBox="0 0 423 313" svg:d="M52 262c-3 9-7 27-7 29 0 15 13 22 24 22 12 0 23-9 27-16 3-6 9-29 12-42 4-13 11-45 15-63 5-15 9-31 11-47 9-29 9-33 29-62 21-27 52-63 106-63 40 0 40 34 40 47 0 43-29 119-40 148-9 20-11 27-11 38 0 36 31 60 65 60 69 0 100-96 100-107 0-9-9-9-11-9-9 0-11 4-13 13-16 54-45 83-74 83-14 0-16-9-16-25 0-15 2-24 16-56 6-22 36-93 36-134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507cm" svg:height="0.509cm" svg:x="4.847cm" svg:y="11.44cm" svg:viewBox="0 0 508 510" svg:d="M271 271h213c9 0 24 0 24-16 0-18-15-18-24-18h-213v-212c0-9 0-25-16-25-18 0-18 16-18 25v212h-212c-9 0-25 0-25 18 0 16 16 16 25 16h212v212c0 9 0 27 18 27 16 0 16-16 16-27z">
            <text:p/>
          </draw:path>
          <draw:path draw:style-name="gr4" draw:text-style-name="P7" draw:layer="layout" svg:width="0.252cm" svg:height="0.458cm" svg:x="5.476cm" svg:y="11.409cm" svg:viewBox="0 0 253 459" svg:d="M157 20c0-20-2-20-20-20-45 43-108 45-137 45v24c16 0 63 0 101-20v354c0 22 0 31-70 31h-27v25c14 0 99-3 124-3 22 0 109 3 125 3v-25h-27c-69 0-69-9-69-31z">
            <text:p/>
          </draw:path>
          <draw:path draw:style-name="gr4" draw:text-style-name="P7" draw:layer="layout" svg:width="0.601cm" svg:height="0.041cm" svg:x="6.148cm" svg:y="11.451cm" svg:viewBox="0 0 602 42" svg:d="M569 42c16 0 33 1 33-22 0-20-17-20-33-20h-535c-16 0-34 0-34 20 0 23 18 22 34 22z">
            <text:p/>
          </draw:path>
          <draw:path draw:style-name="gr4" draw:text-style-name="P7" draw:layer="layout" svg:width="0.554cm" svg:height="0.437cm" svg:x="7.069cm" svg:y="11.281cm" svg:viewBox="0 0 555 438" svg:d="M320 195l117-128c11-13 18-20 101-20v-47c-36 2-88 2-92 2-25 0-74-2-101-2v47c13 0 25 2 36 9-2 4-2 7-7 11l-83 94-98-114h40v-47c-25 0-87 2-119 2-31 0-76-2-110-2v47h72l152 181-127 146c-18 17-54 17-101 17v47c34-2 85-2 92-2 24 0 80 2 101 2v-47c-18 0-36-4-36-11l6-9 97-107 107 127h-38v47c25 0 85-2 119-2 31 0 76 2 107 2v-47h-69z">
            <text:p/>
          </draw:path>
          <draw:path draw:style-name="gr4" draw:text-style-name="P7" draw:layer="layout" svg:width="0.422cm" svg:height="0.312cm" svg:x="7.673cm" svg:y="11.561cm" svg:viewBox="0 0 423 313" svg:d="M52 262c-3 9-7 27-7 29 0 15 13 22 24 22 12 0 23-9 27-16 3-6 9-29 12-42 4-13 11-45 15-63 5-15 9-31 11-47 9-29 9-33 29-62 21-27 52-63 106-63 40 0 40 34 40 47 0 43-29 119-40 148-9 20-11 27-11 38 0 36 31 60 65 60 69 0 100-96 100-107 0-9-9-9-11-9-9 0-11 4-13 13-16 54-45 83-74 83-14 0-16-9-16-25 0-15 2-24 16-56 6-22 36-93 36-134 0-67-54-78-90-78-58 0-96 36-116 63-7-47-47-63-74-63-32 0-47 22-56 38-16 25-25 65-25 67 0 9 9 9 11 9 11 0 11-2 16-20 11-40 25-74 51-74 18 0 23 14 23 34 0 13-7 38-11 58-5 18-12 47-16 6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Newton-Jacobian ...</text:p>
          </draw:text-box>
        </draw:frame>
        <draw:g>
          <svg:title>TexMaths</svg:title>
          <svg:desc>28§display§\mathbf J = \begin{bmatrix}
    \dfrac{\partial \mathbf{f}}{\partial x_1} &amp; \cdots &amp; \dfrac{\partial \mathbf{f}}{\partial x_N} \end{bmatrix}
= \begin{bmatrix}
    \dfrac{\partial f_1}{\partial x_1} &amp; \cdots &amp; \dfrac{\partial f_1}{\partial x_N}\\
    \vdots &amp; \ddots &amp; \vdots\\
    \dfrac{\partial f_N}{\partial x_1} &amp; \cdots &amp; \dfrac{\partial f_N}{\partial x_N} \end{bmatrix}§svg§600§FALSE§</svg:desc>
          <draw:polygon draw:style-name="gr3" draw:text-style-name="P6" draw:layer="layout" svg:width="20.215cm" svg:height="6.179cm" svg:x="1.016cm" svg:y="9.036cm" svg:viewBox="0 0 20216 6180" draw:points="10107,6180 0,6180 0,0 20216,0 20216,6180">
            <text:p/>
          </draw:polygon>
          <draw:path draw:style-name="gr4" draw:text-style-name="P7" draw:layer="layout" svg:width="0.496cm" svg:height="0.687cm" svg:x="1.038cm" svg:y="11.695cm" svg:viewBox="0 0 497 688" svg:d="M419 47h78v-47c-33 2-118 2-157 2-51 0-147 0-197-2v47h141v484c0 18 0 121-98 121-18 0-49-2-78-16 0 0 44-20 44-72 0-53-42-76-76-76-36 0-76 25-76 76 0 77 78 124 190 124 133 0 229-56 229-159z">
            <text:p/>
          </draw:path>
          <draw:path draw:style-name="gr4" draw:text-style-name="P7" draw:layer="layout" svg:width="0.655cm" svg:height="0.232cm" svg:x="1.928cm" svg:y="12.008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7" draw:layer="layout" svg:width="0.261cm" svg:height="2.362cm" svg:x="3.153cm" svg:y="10.942cm" svg:viewBox="0 0 262 2363" draw:points="0,2363 262,2363 262,2310 54,2310 54,54 262,54 262,0 0,0">
            <text:p/>
          </draw:polygon>
          <draw:path draw:style-name="gr4" draw:text-style-name="P7" draw:layer="layout" svg:width="0.519cm" svg:height="0.727cm" svg:x="3.861cm" svg:y="11.016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391cm" svg:height="0.691cm" svg:x="4.436cm" svg:y="11.032cm" svg:viewBox="0 0 392 692" svg:d="M74 253h-74v47h74v345h-67v47c33-2 78-4 123-4 38 0 101 0 137 4v-47h-86v-345h115v-47h-121v-101c0-107 76-116 101-116 4 0 8 0 15 2-13 11-22 29-22 47 0 43 36 63 60 63 29 0 63-23 63-63s-36-85-114-85c-97 0-204 43-204 152z">
            <text:p/>
          </draw:path>
          <draw:polygon draw:style-name="gr4" draw:text-style-name="P7" draw:layer="layout" svg:width="1.583cm" svg:height="0.042cm" svg:x="3.545cm" svg:y="12.12cm" svg:viewBox="0 0 1584 43" draw:points="791,43 0,43 0,0 1584,0 1584,43">
            <text:p/>
          </draw:polygon>
          <draw:path draw:style-name="gr4" draw:text-style-name="P7" draw:layer="layout" svg:width="0.519cm" svg:height="0.727cm" svg:x="3.585cm" svg:y="12.358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492cm" svg:height="0.447cm" svg:x="4.15cm" svg:y="12.6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252cm" svg:height="0.458cm" svg:x="4.757cm" svg:y="12.752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107cm" svg:height="0.107cm" svg:x="6.314cm" svg:y="12.089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6.75cm" svg:y="12.089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7.185cm" svg:y="12.089cm" svg:viewBox="0 0 108 108" svg:d="M108 54c0-29-25-54-54-54s-54 25-54 54 25 54 54 54 54-25 54-54z">
            <text:p/>
          </draw:path>
          <draw:path draw:style-name="gr4" draw:text-style-name="P7" draw:layer="layout" svg:width="0.519cm" svg:height="0.727cm" svg:x="9.109cm" svg:y="11.016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391cm" svg:height="0.691cm" svg:x="9.687cm" svg:y="11.032cm" svg:viewBox="0 0 392 692" svg:d="M74 253h-74v47h74v345h-67v47c33-2 78-4 123-4 38 0 101 0 137 4v-47h-86v-345h115v-47h-121v-101c0-107 76-116 101-116 4 0 8 0 15 2-13 11-22 29-22 47 0 43 36 63 60 63 29 0 63-23 63-63s-36-85-114-85c-97 0-204 43-204 152z">
            <text:p/>
          </draw:path>
          <draw:polygon draw:style-name="gr4" draw:text-style-name="P7" draw:layer="layout" svg:width="1.887cm" svg:height="0.042cm" svg:x="8.643cm" svg:y="12.12cm" svg:viewBox="0 0 1888 43" draw:points="943,43 0,43 0,0 1888,0 1888,43">
            <text:p/>
          </draw:polygon>
          <draw:path draw:style-name="gr4" draw:text-style-name="P7" draw:layer="layout" svg:width="0.519cm" svg:height="0.727cm" svg:x="8.684cm" svg:y="12.358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492cm" svg:height="0.447cm" svg:x="9.246cm" svg:y="12.6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4" draw:text-style-name="P7" draw:layer="layout" svg:width="0.615cm" svg:height="0.472cm" svg:x="9.826cm" svg:y="12.738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olygon draw:style-name="gr4" draw:text-style-name="P7" draw:layer="layout" svg:width="0.261cm" svg:height="2.362cm" svg:x="10.661cm" svg:y="10.942cm" svg:viewBox="0 0 262 2363" draw:points="206,2310 0,2310 0,2363 262,2363 262,0 0,0 0,54 206,54">
            <text:p/>
          </draw:polygon>
          <draw:path draw:style-name="gr4" draw:text-style-name="P7" draw:layer="layout" svg:width="0.655cm" svg:height="0.232cm" svg:x="11.495cm" svg:y="12.008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7" draw:layer="layout" svg:width="0.328cm" svg:height="1.771cm" svg:x="12.796cm" svg:y="9.172cm" svg:viewBox="0 0 329 1772" draw:points="0,1772 69,1772 69,67 329,67 329,0 0,0">
            <text:p/>
          </draw:polygon>
          <draw:polygon draw:style-name="gr4" draw:text-style-name="P7" draw:layer="layout" svg:width="0.068cm" svg:height="0.593cm" svg:x="12.796cm" svg:y="10.942cm" svg:viewBox="0 0 69 594" draw:points="0,594 69,594 69,0 0,0">
            <text:p/>
          </draw:polygon>
          <draw:polygon draw:style-name="gr4" draw:text-style-name="P7" draw:layer="layout" svg:width="0.068cm" svg:height="0.593cm" svg:x="12.796cm" svg:y="11.531cm" svg:viewBox="0 0 69 594" draw:points="0,594 69,594 69,0 0,0">
            <text:p/>
          </draw:polygon>
          <draw:polygon draw:style-name="gr4" draw:text-style-name="P7" draw:layer="layout" svg:width="0.068cm" svg:height="0.593cm" svg:x="12.796cm" svg:y="12.122cm" svg:viewBox="0 0 69 594" draw:points="0,594 69,594 69,0 0,0">
            <text:p/>
          </draw:polygon>
          <draw:polygon draw:style-name="gr4" draw:text-style-name="P7" draw:layer="layout" svg:width="0.068cm" svg:height="0.593cm" svg:x="12.796cm" svg:y="12.712cm" svg:viewBox="0 0 69 594" draw:points="0,594 69,594 69,0 0,0">
            <text:p/>
          </draw:polygon>
          <draw:polygon draw:style-name="gr4" draw:text-style-name="P7" draw:layer="layout" svg:width="0.328cm" svg:height="1.771cm" svg:x="12.796cm" svg:y="13.303cm" svg:viewBox="0 0 329 1772" draw:points="0,1772 329,1772 329,1705 69,1705 69,0 0,0">
            <text:p/>
          </draw:polygon>
          <draw:path draw:style-name="gr4" draw:text-style-name="P7" draw:layer="layout" svg:width="0.519cm" svg:height="0.727cm" svg:x="13.441cm" svg:y="9.011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492cm" svg:height="0.897cm" svg:x="14.03cm" svg:y="9.02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1 56-188z">
            <text:p/>
          </draw:path>
          <draw:path draw:style-name="gr4" draw:text-style-name="P7" draw:layer="layout" svg:width="0.252cm" svg:height="0.458cm" svg:x="14.532cm" svg:y="9.407cm" svg:viewBox="0 0 253 459" svg:d="M157 20c0-20 0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1.583cm" svg:height="0.042cm" svg:x="13.363cm" svg:y="10.118cm" svg:viewBox="0 0 1584 43" draw:points="791,43 0,43 0,0 1584,0 1584,43">
            <text:p/>
          </draw:polygon>
          <draw:path draw:style-name="gr4" draw:text-style-name="P7" draw:layer="layout" svg:width="0.519cm" svg:height="0.727cm" svg:x="13.401cm" svg:y="10.353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492cm" svg:height="0.447cm" svg:x="13.965cm" svg:y="10.62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52cm" svg:height="0.458cm" svg:x="14.572cm" svg:y="10.747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107cm" svg:height="0.107cm" svg:x="16.241cm" svg:y="10.084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6.678cm" svg:y="10.084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7.115cm" svg:y="10.084cm" svg:viewBox="0 0 108 108" svg:d="M108 54c0-29-25-54-54-54s-54 25-54 54 25 54 54 54 54-25 54-54z">
            <text:p/>
          </draw:path>
          <draw:path draw:style-name="gr4" draw:text-style-name="P7" draw:layer="layout" svg:width="0.519cm" svg:height="0.727cm" svg:x="18.804cm" svg:y="9.011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492cm" svg:height="0.897cm" svg:x="19.391cm" svg:y="9.022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1 56-188z">
            <text:p/>
          </draw:path>
          <draw:path draw:style-name="gr4" draw:text-style-name="P7" draw:layer="layout" svg:width="0.252cm" svg:height="0.458cm" svg:x="19.895cm" svg:y="9.407cm" svg:viewBox="0 0 253 459" svg:d="M157 20c0-20-2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1.887cm" svg:height="0.042cm" svg:x="18.571cm" svg:y="10.118cm" svg:viewBox="0 0 1888 43" draw:points="943,43 0,43 0,0 1888,0 1888,43">
            <text:p/>
          </draw:polygon>
          <draw:path draw:style-name="gr4" draw:text-style-name="P7" draw:layer="layout" svg:width="0.519cm" svg:height="0.727cm" svg:x="18.611cm" svg:y="10.353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492cm" svg:height="0.447cm" svg:x="19.176cm" svg:y="10.62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615cm" svg:height="0.472cm" svg:x="19.754cm" svg:y="10.734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ath draw:style-name="gr4" draw:text-style-name="P7" draw:layer="layout" svg:width="0.107cm" svg:height="0.107cm" svg:x="14.1cm" svg:y="11.79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4.1cm" svg:y="12.19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4.1cm" svg:y="12.582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6.378cm" svg:y="11.894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6.761cm" svg:y="12.19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7.144cm" svg:y="12.483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9.462cm" svg:y="11.79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9.462cm" svg:y="12.19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9.462cm" svg:y="12.582cm" svg:viewBox="0 0 108 108" svg:d="M108 54c0-29-25-54-54-54s-54 25-54 54 25 54 54 54 54-25 54-54z">
            <text:p/>
          </draw:path>
          <draw:path draw:style-name="gr4" draw:text-style-name="P7" draw:layer="layout" svg:width="0.519cm" svg:height="0.727cm" svg:x="13.289cm" svg:y="13.021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492cm" svg:height="0.897cm" svg:x="13.878cm" svg:y="13.03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2 56-188z">
            <text:p/>
          </draw:path>
          <draw:path draw:style-name="gr4" draw:text-style-name="P7" draw:layer="layout" svg:width="0.615cm" svg:height="0.472cm" svg:x="14.353cm" svg:y="13.402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olygon draw:style-name="gr4" draw:text-style-name="P7" draw:layer="layout" svg:width="1.807cm" svg:height="0.042cm" svg:x="13.251cm" svg:y="14.125cm" svg:viewBox="0 0 1808 43" draw:points="903,43 0,43 0,0 1808,0 1808,43">
            <text:p/>
          </draw:polygon>
          <draw:path draw:style-name="gr4" draw:text-style-name="P7" draw:layer="layout" svg:width="0.519cm" svg:height="0.727cm" svg:x="13.401cm" svg:y="14.36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1-110-112 0-27 25-166 65-224 40-56 87-87 150-87 108 0 110 110 110 130 0 71-65 293-215 293z">
            <text:p/>
          </draw:path>
          <draw:path draw:style-name="gr4" draw:text-style-name="P7" draw:layer="layout" svg:width="0.492cm" svg:height="0.447cm" svg:x="13.965cm" svg:y="14.62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52cm" svg:height="0.458cm" svg:x="14.572cm" svg:y="14.75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107cm" svg:height="0.107cm" svg:x="16.241cm" svg:y="14.09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6.678cm" svg:y="14.09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7.115cm" svg:y="14.091cm" svg:viewBox="0 0 108 108" svg:d="M108 54c0-29-25-54-54-54s-54 25-54 54 25 54 54 54 54-25 54-54z">
            <text:p/>
          </draw:path>
          <draw:path draw:style-name="gr4" draw:text-style-name="P7" draw:layer="layout" svg:width="0.519cm" svg:height="0.727cm" svg:x="18.652cm" svg:y="13.021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4" draw:text-style-name="P7" draw:layer="layout" svg:width="0.492cm" svg:height="0.897cm" svg:x="19.238cm" svg:y="13.03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2 56-188z">
            <text:p/>
          </draw:path>
          <draw:path draw:style-name="gr4" draw:text-style-name="P7" draw:layer="layout" svg:width="0.615cm" svg:height="0.472cm" svg:x="19.716cm" svg:y="13.402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olygon draw:style-name="gr4" draw:text-style-name="P7" draw:layer="layout" svg:width="1.887cm" svg:height="0.042cm" svg:x="18.571cm" svg:y="14.125cm" svg:viewBox="0 0 1888 43" draw:points="943,43 0,43 0,0 1888,0 1888,43">
            <text:p/>
          </draw:polygon>
          <draw:path draw:style-name="gr4" draw:text-style-name="P7" draw:layer="layout" svg:width="0.519cm" svg:height="0.727cm" svg:x="18.611cm" svg:y="14.36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1-110-112 0-27 25-166 65-224 40-56 87-87 150-87 108 0 110 110 110 130 0 71-65 293-215 293z">
            <text:p/>
          </draw:path>
          <draw:path draw:style-name="gr4" draw:text-style-name="P7" draw:layer="layout" svg:width="0.492cm" svg:height="0.447cm" svg:x="19.176cm" svg:y="14.62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615cm" svg:height="0.472cm" svg:x="19.754cm" svg:y="14.74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olygon draw:style-name="gr4" draw:text-style-name="P7" draw:layer="layout" svg:width="0.328cm" svg:height="1.771cm" svg:x="20.582cm" svg:y="9.172cm" svg:viewBox="0 0 329 1772" draw:points="262,1772 329,1772 329,0 0,0 0,67 262,67">
            <text:p/>
          </draw:polygon>
          <draw:polygon draw:style-name="gr4" draw:text-style-name="P7" draw:layer="layout" svg:width="0.068cm" svg:height="0.593cm" svg:x="20.842cm" svg:y="10.942cm" svg:viewBox="0 0 69 594" draw:points="0,594 69,594 69,0 0,0">
            <text:p/>
          </draw:polygon>
          <draw:polygon draw:style-name="gr4" draw:text-style-name="P7" draw:layer="layout" svg:width="0.068cm" svg:height="0.593cm" svg:x="20.842cm" svg:y="11.531cm" svg:viewBox="0 0 69 594" draw:points="0,594 69,594 69,0 0,0">
            <text:p/>
          </draw:polygon>
          <draw:polygon draw:style-name="gr4" draw:text-style-name="P7" draw:layer="layout" svg:width="0.068cm" svg:height="0.593cm" svg:x="20.842cm" svg:y="12.122cm" svg:viewBox="0 0 69 594" draw:points="0,594 69,594 69,0 0,0">
            <text:p/>
          </draw:polygon>
          <draw:polygon draw:style-name="gr4" draw:text-style-name="P7" draw:layer="layout" svg:width="0.068cm" svg:height="0.593cm" svg:x="20.842cm" svg:y="12.712cm" svg:viewBox="0 0 69 594" draw:points="0,594 69,594 69,0 0,0">
            <text:p/>
          </draw:polygon>
          <draw:polygon draw:style-name="gr4" draw:text-style-name="P7" draw:layer="layout" svg:width="0.328cm" svg:height="1.771cm" svg:x="20.582cm" svg:y="13.303cm" svg:viewBox="0 0 329 1772" draw:points="262,1705 0,1705 0,1772 329,1772 329,0 262,0">
            <text:p/>
          </draw:polygon>
        </draw:g>
        <draw:g>
          <svg:title>TexMaths</svg:title>
          <svg:desc>28§display§\mathbf{x}_n = \begin{bmatrix} 
x_1 \\ 
x_2 \\
\vdots \\
x_N
\end{bmatrix}_n§svg§600§FALSE§</svg:desc>
          <draw:polygon draw:style-name="gr3" draw:text-style-name="P6" draw:layer="layout" svg:width="5.549cm" svg:height="5.396cm" svg:x="1.228cm" svg:y="2.232cm" svg:viewBox="0 0 5550 5397" draw:points="2774,5397 0,5397 0,0 5550,0 5550,5397">
            <text:p/>
          </draw:polygon>
          <draw:path draw:style-name="gr4" draw:text-style-name="P7" draw:layer="layout" svg:width="0.555cm" svg:height="0.438cm" svg:x="1.25cm" svg:y="4.698cm" svg:viewBox="0 0 556 439" svg:d="M320 195l117-128c11-13 18-20 101-20v-47c-36 2-88 2-92 2-25 0-74-2-101-2v47c13 0 25 2 36 9-2 4-2 7-7 11l-83 94-98-114h40v-47c-25 0-87 2-119 2-31 0-76-2-110-2v47h72l153 181-128 146c-18 18-54 18-101 18v47c34-2 85-2 92-2 25 0 81 2 101 2v-47c-18 0-36-5-36-11l7-9 96-108 107 128h-38v47c25 0 86-2 119-2 31 0 76 2 108 2v-47h-70z">
            <text:p/>
          </draw:path>
          <draw:path draw:style-name="gr4" draw:text-style-name="P7" draw:layer="layout" svg:width="0.422cm" svg:height="0.313cm" svg:x="1.855cm" svg:y="4.978cm" svg:viewBox="0 0 423 314" svg:d="M52 262c-3 9-7 27-7 29 0 16 13 23 24 23 12 0 23-9 27-16 3-7 9-29 12-43 4-13 11-44 15-62 5-16 9-32 11-47 9-30 9-34 30-63 20-27 51-63 105-63 40 0 40 34 40 47 0 43-29 119-40 148-9 20-11 27-11 38 0 36 31 61 65 61 69 0 100-97 100-108 0-9-8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655cm" svg:height="0.232cm" svg:x="2.687cm" svg:y="4.774cm" svg:viewBox="0 0 656 233" svg:d="M623 40c16 0 33 0 33-20s-17-20-31-20h-591c-16 0-34 0-34 20s18 20 34 20zM625 233c14 0 31 0 31-20s-17-20-33-20h-589c-16 0-34 0-34 20s18 20 34 20z">
            <text:p/>
          </draw:path>
          <draw:polygon draw:style-name="gr4" draw:text-style-name="P7" draw:layer="layout" svg:width="0.328cm" svg:height="1.77cm" svg:x="3.991cm" svg:y="2.232cm" svg:viewBox="0 0 329 1771" draw:points="0,1771 69,1771 69,67 329,67 329,0 0,0">
            <text:p/>
          </draw:polygon>
          <draw:polygon draw:style-name="gr4" draw:text-style-name="P7" draw:layer="layout" svg:width="0.068cm" svg:height="0.592cm" svg:x="3.991cm" svg:y="4.001cm" svg:viewBox="0 0 69 593" draw:points="0,593 69,593 69,0 0,0">
            <text:p/>
          </draw:polygon>
          <draw:polygon draw:style-name="gr4" draw:text-style-name="P7" draw:layer="layout" svg:width="0.068cm" svg:height="0.592cm" svg:x="3.991cm" svg:y="4.592cm" svg:viewBox="0 0 69 593" draw:points="0,593 69,593 69,0 0,0">
            <text:p/>
          </draw:polygon>
          <draw:polygon draw:style-name="gr4" draw:text-style-name="P7" draw:layer="layout" svg:width="0.068cm" svg:height="0.592cm" svg:x="3.991cm" svg:y="5.181cm" svg:viewBox="0 0 69 593" draw:points="0,593 69,593 69,0 0,0">
            <text:p/>
          </draw:polygon>
          <draw:polygon draw:style-name="gr4" draw:text-style-name="P7" draw:layer="layout" svg:width="0.328cm" svg:height="1.77cm" svg:x="3.991cm" svg:y="5.775cm" svg:viewBox="0 0 329 1771" draw:points="0,1771 329,1771 329,1704 69,1704 69,0 0,0">
            <text:p/>
          </draw:polygon>
          <draw:path draw:style-name="gr4" draw:text-style-name="P7" draw:layer="layout" svg:width="0.492cm" svg:height="0.447cm" svg:x="4.506cm" svg:y="2.5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1 0 157-128 157-152 0-9-9-9-12-9-9 0-11 2-13 9-31 107-101 130-132 130-38 0-54-32-54-65 0-23 7-43 18-88z">
            <text:p/>
          </draw:path>
          <draw:path draw:style-name="gr4" draw:text-style-name="P7" draw:layer="layout" svg:width="0.252cm" svg:height="0.458cm" svg:x="5.113cm" svg:y="2.716cm" svg:viewBox="0 0 253 459" svg:d="M157 20c0-20-2-20-20-20-45 43-108 45-137 45v24c16 0 63 0 101-20v354c0 23 0 31-70 31h-27v25c14 0 99-2 124-2 22 0 110 2 125 2v-25h-27c-69 0-69-8-69-31z">
            <text:p/>
          </draw:path>
          <draw:path draw:style-name="gr4" draw:text-style-name="P7" draw:layer="layout" svg:width="0.492cm" svg:height="0.447cm" svg:x="4.506cm" svg:y="3.773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1 0 157-128 157-152 0-9-9-9-12-9-9 0-11 2-13 9-31 107-101 130-132 130-38 0-54-32-54-65 0-23 7-43 18-88z">
            <text:p/>
          </draw:path>
          <draw:path draw:style-name="gr4" draw:text-style-name="P7" draw:layer="layout" svg:width="0.306cm" svg:height="0.458cm" svg:x="5.082cm" svg:y="3.89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107cm" svg:height="0.106cm" svg:x="4.927cm" svg:y="5.15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4.927cm" svg:y="5.544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4.927cm" svg:y="5.938cm" svg:viewBox="0 0 108 107" svg:d="M108 54c0-29-25-54-54-54s-54 25-54 54 25 53 54 53 54-24 54-53z">
            <text:p/>
          </draw:path>
          <draw:path draw:style-name="gr4" draw:text-style-name="P7" draw:layer="layout" svg:width="0.492cm" svg:height="0.447cm" svg:x="4.354cm" svg:y="6.787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1-70 105-76 11 38 47 76 105 76 104 0 160-128 160-152 0-9-9-9-12-9-9 0-11 2-13 9-34 107-101 130-132 130-38 0-54-32-54-65 0-23 7-43 18-88z">
            <text:p/>
          </draw:path>
          <draw:path draw:style-name="gr4" draw:text-style-name="P7" draw:layer="layout" svg:width="0.615cm" svg:height="0.472cm" svg:x="4.934cm" svg:y="6.899cm" svg:viewBox="0 0 616 473" svg:d="M529 76c7-27 18-49 74-51 2 0 13 0 13-16 0-5-4-9-11-9-22 0-47 2-72 2-15 0-56-2-71-2-5 0-16 0-16 16 0 9 9 9 16 9 33 0 44 11 44 29 0 4 0 9-2 15l-76 303-175-361c-7-11-7-11-24-11h-95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olygon draw:style-name="gr4" draw:text-style-name="P7" draw:layer="layout" svg:width="0.328cm" svg:height="1.77cm" svg:x="5.642cm" svg:y="2.232cm" svg:viewBox="0 0 329 1771" draw:points="262,1771 329,1771 329,0 0,0 0,67 262,67">
            <text:p/>
          </draw:polygon>
          <draw:polygon draw:style-name="gr4" draw:text-style-name="P7" draw:layer="layout" svg:width="0.068cm" svg:height="0.592cm" svg:x="5.902cm" svg:y="4.001cm" svg:viewBox="0 0 69 593" draw:points="0,593 69,593 69,0 0,0">
            <text:p/>
          </draw:polygon>
          <draw:polygon draw:style-name="gr4" draw:text-style-name="P7" draw:layer="layout" svg:width="0.068cm" svg:height="0.592cm" svg:x="5.902cm" svg:y="4.592cm" svg:viewBox="0 0 69 593" draw:points="0,593 69,593 69,0 0,0">
            <text:p/>
          </draw:polygon>
          <draw:polygon draw:style-name="gr4" draw:text-style-name="P7" draw:layer="layout" svg:width="0.068cm" svg:height="0.592cm" svg:x="5.902cm" svg:y="5.181cm" svg:viewBox="0 0 69 593" draw:points="0,593 69,593 69,0 0,0">
            <text:p/>
          </draw:polygon>
          <draw:polygon draw:style-name="gr4" draw:text-style-name="P7" draw:layer="layout" svg:width="0.328cm" svg:height="1.77cm" svg:x="5.642cm" svg:y="5.775cm" svg:viewBox="0 0 329 1771" draw:points="262,1704 0,1704 0,1771 329,1771 329,0 262,0">
            <text:p/>
          </draw:polygon>
          <draw:path draw:style-name="gr4" draw:text-style-name="P7" draw:layer="layout" svg:width="0.422cm" svg:height="0.313cm" svg:x="6.323cm" svg:y="7.322cm" svg:viewBox="0 0 423 314" svg:d="M52 262c-3 9-7 27-7 29 0 16 13 23 24 23 12 0 23-9 27-16 3-7 9-29 12-43 4-13 11-44 15-62 5-16 9-32 11-47 9-30 9-34 30-63 20-27 51-63 105-63 40 0 40 34 40 47 0 43-29 119-40 148-9 20-11 27-11 38 0 36 31 61 65 61 69 0 100-97 100-108 0-9-8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</draw:g>
        <draw:g>
          <svg:title>TexMaths</svg:title>
          <svg:desc>28§display§\mathbf{x}_{n+1} = \begin{bmatrix} 
x_1 \\ 
x_2 \\
\vdots \\
x_N
\end{bmatrix}_{n+1}§svg§600§FALSE§</svg:desc>
          <draw:polygon draw:style-name="gr3" draw:text-style-name="P6" draw:layer="layout" svg:width="7.537cm" svg:height="5.479cm" svg:x="7.62cm" svg:y="2.286cm" svg:viewBox="0 0 7538 5480" draw:points="3768,5480 0,5480 0,0 7538,0 7538,5480">
            <text:p/>
          </draw:polygon>
          <draw:path draw:style-name="gr4" draw:text-style-name="P7" draw:layer="layout" svg:width="0.555cm" svg:height="0.438cm" svg:x="7.642cm" svg:y="4.753cm" svg:viewBox="0 0 556 439" svg:d="M320 195l117-128c11-13 18-20 101-20v-47c-36 2-88 2-92 2-25 0-74-2-101-2v47c13 0 25 2 36 9-2 4-2 7-7 11l-83 94-98-114h40v-47c-25 0-87 2-119 2-31 0-76-2-110-2v47h72l152 182-127 145c-18 18-54 18-101 18v47c34-2 85-2 92-2 24 0 80 2 101 2v-47c-18 0-36-4-36-11l7-9 96-108 107 128h-38v47c25 0 85-2 119-2 31 0 76 2 108 2v-47h-70z">
            <text:p/>
          </draw:path>
          <draw:path draw:style-name="gr4" draw:text-style-name="P7" draw:layer="layout" svg:width="0.422cm" svg:height="0.313cm" svg:x="8.247cm" svg:y="5.03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508cm" svg:height="0.51cm" svg:x="8.749cm" svg:y="4.909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9.376cm" svg:y="4.88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232cm" svg:x="10.075cm" svg:y="4.829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7" draw:layer="layout" svg:width="0.328cm" svg:height="1.771cm" svg:x="11.377cm" svg:y="2.286cm" svg:viewBox="0 0 329 1772" draw:points="0,1772 69,1772 69,67 329,67 329,0 0,0">
            <text:p/>
          </draw:polygon>
          <draw:polygon draw:style-name="gr4" draw:text-style-name="P7" draw:layer="layout" svg:width="0.068cm" svg:height="0.593cm" svg:x="11.377cm" svg:y="4.056cm" svg:viewBox="0 0 69 594" draw:points="0,594 69,594 69,0 0,0">
            <text:p/>
          </draw:polygon>
          <draw:polygon draw:style-name="gr4" draw:text-style-name="P7" draw:layer="layout" svg:width="0.068cm" svg:height="0.593cm" svg:x="11.377cm" svg:y="4.647cm" svg:viewBox="0 0 69 594" draw:points="0,594 69,594 69,0 0,0">
            <text:p/>
          </draw:polygon>
          <draw:polygon draw:style-name="gr4" draw:text-style-name="P7" draw:layer="layout" svg:width="0.068cm" svg:height="0.593cm" svg:x="11.377cm" svg:y="5.237cm" svg:viewBox="0 0 69 594" draw:points="0,594 69,594 69,0 0,0">
            <text:p/>
          </draw:polygon>
          <draw:polygon draw:style-name="gr4" draw:text-style-name="P7" draw:layer="layout" svg:width="0.328cm" svg:height="1.771cm" svg:x="11.377cm" svg:y="5.83cm" svg:viewBox="0 0 329 1772" draw:points="0,1772 329,1772 329,1705 69,1705 69,0 0,0">
            <text:p/>
          </draw:polygon>
          <draw:path draw:style-name="gr4" draw:text-style-name="P7" draw:layer="layout" svg:width="0.492cm" svg:height="0.447cm" svg:x="11.894cm" svg:y="2.64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99 130-132 130-38 0-54-32-54-65 0-23 7-43 18-88z">
            <text:p/>
          </draw:path>
          <draw:path draw:style-name="gr4" draw:text-style-name="P7" draw:layer="layout" svg:width="0.252cm" svg:height="0.458cm" svg:x="12.501cm" svg:y="2.77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92cm" svg:height="0.447cm" svg:x="11.894cm" svg:y="3.8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8-9-11-9-9 0-11 2-13 9-32 107-99 130-132 130-38 0-54-32-54-65 0-23 7-43 18-88z">
            <text:p/>
          </draw:path>
          <draw:path draw:style-name="gr4" draw:text-style-name="P7" draw:layer="layout" svg:width="0.306cm" svg:height="0.458cm" svg:x="12.47cm" svg:y="3.951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107cm" svg:height="0.107cm" svg:x="12.315cm" svg:y="5.205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2.315cm" svg:y="5.6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2.315cm" svg:y="5.994cm" svg:viewBox="0 0 108 108" svg:d="M108 54c0-29-25-54-54-54s-54 25-54 54 25 54 54 54 54-25 54-54z">
            <text:p/>
          </draw:path>
          <draw:path draw:style-name="gr4" draw:text-style-name="P7" draw:layer="layout" svg:width="0.492cm" svg:height="0.447cm" svg:x="11.742cm" svg:y="6.84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4" draw:text-style-name="P7" draw:layer="layout" svg:width="0.615cm" svg:height="0.472cm" svg:x="12.32cm" svg:y="6.9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olygon draw:style-name="gr4" draw:text-style-name="P7" draw:layer="layout" svg:width="0.328cm" svg:height="1.771cm" svg:x="13.028cm" svg:y="2.286cm" svg:viewBox="0 0 329 1772" draw:points="262,1772 329,1772 329,0 0,0 0,67 262,67">
            <text:p/>
          </draw:polygon>
          <draw:polygon draw:style-name="gr4" draw:text-style-name="P7" draw:layer="layout" svg:width="0.068cm" svg:height="0.593cm" svg:x="13.288cm" svg:y="4.056cm" svg:viewBox="0 0 69 594" draw:points="0,594 69,594 69,0 0,0">
            <text:p/>
          </draw:polygon>
          <draw:polygon draw:style-name="gr4" draw:text-style-name="P7" draw:layer="layout" svg:width="0.068cm" svg:height="0.593cm" svg:x="13.288cm" svg:y="4.647cm" svg:viewBox="0 0 69 594" draw:points="0,594 69,594 69,0 0,0">
            <text:p/>
          </draw:polygon>
          <draw:polygon draw:style-name="gr4" draw:text-style-name="P7" draw:layer="layout" svg:width="0.068cm" svg:height="0.593cm" svg:x="13.288cm" svg:y="5.237cm" svg:viewBox="0 0 69 594" draw:points="0,594 69,594 69,0 0,0">
            <text:p/>
          </draw:polygon>
          <draw:polygon draw:style-name="gr4" draw:text-style-name="P7" draw:layer="layout" svg:width="0.328cm" svg:height="1.771cm" svg:x="13.028cm" svg:y="5.83cm" svg:viewBox="0 0 329 1772" draw:points="262,1705 0,1705 0,1772 329,1772 329,0 262,0">
            <text:p/>
          </draw:polygon>
          <draw:path draw:style-name="gr4" draw:text-style-name="P7" draw:layer="layout" svg:width="0.422cm" svg:height="0.313cm" svg:x="13.711cm" svg:y="7.378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6 23 34 0 13-7 38-11 58-5 18-12 47-16 61z">
            <text:p/>
          </draw:path>
          <draw:path draw:style-name="gr4" draw:text-style-name="P7" draw:layer="layout" svg:width="0.508cm" svg:height="0.51cm" svg:x="14.21cm" svg:y="7.255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4.84cm" svg:y="7.224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mathbf{f}_n(x) = \begin{bmatrix} 
f_1(\mathbf{x}) \\ 
f_2(\mathbf{x})\\
\vdots \\
f_N(\mathbf{x})
\end{bmatrix}_n§svg§600§FALSE§</svg:desc>
          <draw:polygon draw:style-name="gr3" draw:text-style-name="P6" draw:layer="layout" svg:width="7.901cm" svg:height="5.396cm" svg:x="17.057cm" svg:y="1.27cm" svg:viewBox="0 0 7902 5397" draw:points="3951,5397 0,5397 0,0 7902,0 7902,5397">
            <text:p/>
          </draw:polygon>
          <draw:path draw:style-name="gr4" draw:text-style-name="P7" draw:layer="layout" svg:width="0.391cm" svg:height="0.691cm" svg:x="17.097cm" svg:y="3.483cm" svg:viewBox="0 0 392 692" svg:d="M74 253h-74v47h74v345h-67v47c33-2 78-4 123-4 38 0 101 0 137 4v-47h-86v-345h115v-47h-121v-101c0-107 76-116 100-116 5 0 9 0 16 2-13 11-22 29-22 47 0 43 36 63 60 63 29 0 63-23 63-63s-36-85-114-85c-97 0-204 43-204 152z">
            <text:p/>
          </draw:path>
          <draw:path draw:style-name="gr4" draw:text-style-name="P7" draw:layer="layout" svg:width="0.422cm" svg:height="0.313cm" svg:x="17.433cm" svg:y="4.01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23cm" svg:height="0.984cm" svg:x="18.034cm" svg:y="3.43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4" draw:text-style-name="P7" draw:layer="layout" svg:width="0.492cm" svg:height="0.447cm" svg:x="18.347cm" svg:y="3.738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3cm" svg:height="0.984cm" svg:x="18.934cm" svg:y="3.433cm" svg:viewBox="0 0 231 985" svg:d="M231 493c0-76-11-195-65-307-61-121-146-186-157-186-5 0-9 4-9 9 0 4 0 7 18 25 98 96 154 253 154 459 0 168-35 342-159 466-13 13-13 15-13 17 0 7 4 9 9 9 11 0 101-67 159-192 51-108 63-217 63-300z">
            <text:p/>
          </draw:path>
          <draw:path draw:style-name="gr4" draw:text-style-name="P7" draw:layer="layout" svg:width="0.655cm" svg:height="0.232cm" svg:x="19.588cm" svg:y="3.812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7" draw:layer="layout" svg:width="0.328cm" svg:height="1.77cm" svg:x="20.889cm" svg:y="1.27cm" svg:viewBox="0 0 329 1771" draw:points="0,1771 69,1771 69,67 329,67 329,0 0,0">
            <text:p/>
          </draw:polygon>
          <draw:polygon draw:style-name="gr4" draw:text-style-name="P7" draw:layer="layout" svg:width="0.068cm" svg:height="0.592cm" svg:x="20.889cm" svg:y="3.039cm" svg:viewBox="0 0 69 593" draw:points="0,593 69,593 69,0 0,0">
            <text:p/>
          </draw:polygon>
          <draw:polygon draw:style-name="gr4" draw:text-style-name="P7" draw:layer="layout" svg:width="0.068cm" svg:height="0.592cm" svg:x="20.889cm" svg:y="3.63cm" svg:viewBox="0 0 69 593" draw:points="0,593 69,593 69,0 0,0">
            <text:p/>
          </draw:polygon>
          <draw:polygon draw:style-name="gr4" draw:text-style-name="P7" draw:layer="layout" svg:width="0.068cm" svg:height="0.592cm" svg:x="20.889cm" svg:y="4.219cm" svg:viewBox="0 0 69 593" draw:points="0,593 69,593 69,0 0,0">
            <text:p/>
          </draw:polygon>
          <draw:polygon draw:style-name="gr4" draw:text-style-name="P7" draw:layer="layout" svg:width="0.328cm" svg:height="1.77cm" svg:x="20.889cm" svg:y="4.813cm" svg:viewBox="0 0 329 1771" draw:points="0,1771 329,1771 329,1704 69,1704 69,0 0,0">
            <text:p/>
          </draw:polygon>
          <draw:path draw:style-name="gr4" draw:text-style-name="P7" draw:layer="layout" svg:width="0.492cm" svg:height="0.897cm" svg:x="21.429cm" svg:y="1.371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4" draw:text-style-name="P7" draw:layer="layout" svg:width="0.252cm" svg:height="0.458cm" svg:x="21.933cm" svg:y="1.754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23cm" svg:height="0.984cm" svg:x="22.397cm" svg:y="1.3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554cm" svg:height="0.438cm" svg:x="22.701cm" svg:y="1.628cm" svg:viewBox="0 0 555 439" svg:d="M320 195l117-128c11-13 18-20 101-20v-47c-36 2-88 2-92 2-25 0-74-2-101-2v47c13 0 25 2 36 9-2 4-2 7-7 11l-83 94-98-114h40v-47c-25 0-87 2-119 2-31 0-76-2-110-2v47h72l152 181-127 146c-18 18-54 18-101 18v47c34-2 85-2 92-2 24 0 80 2 101 2v-47c-18 0-36-5-36-11l7-9 96-108 107 128h-38v47c25 0 85-2 119-2 31 0 76 2 107 2v-47h-69z">
            <text:p/>
          </draw:path>
          <draw:path draw:style-name="gr4" draw:text-style-name="P7" draw:layer="layout" svg:width="0.23cm" svg:height="0.984cm" svg:x="23.331cm" svg:y="1.32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7" draw:layer="layout" svg:width="0.492cm" svg:height="0.897cm" svg:x="21.429cm" svg:y="2.551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4" draw:text-style-name="P7" draw:layer="layout" svg:width="0.306cm" svg:height="0.458cm" svg:x="21.902cm" svg:y="2.9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23cm" svg:height="0.984cm" svg:x="22.397cm" svg:y="2.50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554cm" svg:height="0.438cm" svg:x="22.701cm" svg:y="2.809cm" svg:viewBox="0 0 555 439" svg:d="M320 195l117-128c11-13 18-20 101-20v-47c-36 2-88 2-92 2-25 0-74-2-101-2v47c13 0 25 2 36 9-2 4-2 7-7 11l-83 94-98-114h40v-47c-25 0-87 2-119 2-31 0-76-2-110-2v47h72l152 181-127 146c-18 18-54 18-101 18v47c34-2 85-2 92-2 24 0 80 2 101 2v-47c-18 0-36-5-36-11l7-9 96-108 107 128h-38v47c25 0 85-2 119-2 31 0 76 2 107 2v-47h-69z">
            <text:p/>
          </draw:path>
          <draw:path draw:style-name="gr4" draw:text-style-name="P7" draw:layer="layout" svg:width="0.23cm" svg:height="0.984cm" svg:x="23.331cm" svg:y="2.50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7" draw:layer="layout" svg:width="0.107cm" svg:height="0.106cm" svg:x="22.468cm" svg:y="4.188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22.468cm" svg:y="4.582cm" svg:viewBox="0 0 108 107" svg:d="M108 54c0-29-25-54-54-54s-54 25-54 54 25 53 54 53 54-24 54-53z">
            <text:p/>
          </draw:path>
          <draw:path draw:style-name="gr4" draw:text-style-name="P7" draw:layer="layout" svg:width="0.107cm" svg:height="0.106cm" svg:x="22.468cm" svg:y="4.976cm" svg:viewBox="0 0 108 107" svg:d="M108 54c0-29-25-54-54-54s-54 25-54 54 25 53 54 53 54-24 54-53z">
            <text:p/>
          </draw:path>
          <draw:path draw:style-name="gr4" draw:text-style-name="P7" draw:layer="layout" svg:width="0.492cm" svg:height="0.897cm" svg:x="21.277cm" svg:y="5.568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4" draw:text-style-name="P7" draw:layer="layout" svg:width="0.615cm" svg:height="0.472cm" svg:x="21.752cm" svg:y="5.93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4" draw:text-style-name="P7" draw:layer="layout" svg:width="0.23cm" svg:height="0.984cm" svg:x="22.549cm" svg:y="5.523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4" draw:text-style-name="P7" draw:layer="layout" svg:width="0.554cm" svg:height="0.438cm" svg:x="22.854cm" svg:y="5.823cm" svg:viewBox="0 0 555 439" svg:d="M320 195l117-128c11-13 18-20 98-20v-47c-33 2-85 2-89 2-25 0-74-2-101-2v47c13 0 25 2 36 9-5 4-5 7-7 11l-83 94-98-114h40v-47c-25 0-87 2-119 2-31 0-76-2-110-2v47h72l152 181-127 146c-18 18-54 18-101 18v47c34-2 85-2 92-2 24 0 80 2 101 2v-47c-18 0-36-5-36-11l7-9 96-108 107 128h-38v47c25 0 85-2 119-2 31 0 76 2 107 2v-47h-69z">
            <text:p/>
          </draw:path>
          <draw:path draw:style-name="gr4" draw:text-style-name="P7" draw:layer="layout" svg:width="0.23cm" svg:height="0.984cm" svg:x="23.483cm" svg:y="5.523cm" svg:viewBox="0 0 231 985" svg:d="M231 493c0-76-11-195-65-307-61-121-146-186-157-186-5 0-9 4-9 9 0 4 0 7 18 25 98 96 154 253 154 459 0 168-35 342-159 466-13 13-13 15-13 17 0 7 4 9 9 9 11 0 101-67 159-192 51-108 63-217 63-300z">
            <text:p/>
          </draw:path>
          <draw:polygon draw:style-name="gr4" draw:text-style-name="P7" draw:layer="layout" svg:width="0.328cm" svg:height="1.77cm" svg:x="23.823cm" svg:y="1.27cm" svg:viewBox="0 0 329 1771" draw:points="262,1771 329,1771 329,0 0,0 0,67 262,67">
            <text:p/>
          </draw:polygon>
          <draw:polygon draw:style-name="gr4" draw:text-style-name="P7" draw:layer="layout" svg:width="0.068cm" svg:height="0.592cm" svg:x="24.083cm" svg:y="3.039cm" svg:viewBox="0 0 69 593" draw:points="0,593 69,593 69,0 0,0">
            <text:p/>
          </draw:polygon>
          <draw:polygon draw:style-name="gr4" draw:text-style-name="P7" draw:layer="layout" svg:width="0.068cm" svg:height="0.592cm" svg:x="24.083cm" svg:y="3.63cm" svg:viewBox="0 0 69 593" draw:points="0,593 69,593 69,0 0,0">
            <text:p/>
          </draw:polygon>
          <draw:polygon draw:style-name="gr4" draw:text-style-name="P7" draw:layer="layout" svg:width="0.068cm" svg:height="0.592cm" svg:x="24.083cm" svg:y="4.219cm" svg:viewBox="0 0 69 593" draw:points="0,593 69,593 69,0 0,0">
            <text:p/>
          </draw:polygon>
          <draw:polygon draw:style-name="gr4" draw:text-style-name="P7" draw:layer="layout" svg:width="0.328cm" svg:height="1.77cm" svg:x="23.823cm" svg:y="4.813cm" svg:viewBox="0 0 329 1771" draw:points="262,1704 0,1704 0,1771 329,1771 329,0 262,0">
            <text:p/>
          </draw:polygon>
          <draw:path draw:style-name="gr4" draw:text-style-name="P7" draw:layer="layout" svg:width="0.422cm" svg:height="0.313cm" svg:x="24.504cm" svg:y="6.3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6 23 34 0 13-7 38-11 58-5 18-12 47-16 60z">
            <text:p/>
          </draw:path>
        </draw:g>
        <draw:g>
          <svg:title>TexMaths</svg:title>
          <svg:desc>28§display§f_i(\mathbf{x}) = 0§svg§600§FALSE§</svg:desc>
          <draw:polygon draw:style-name="gr3" draw:text-style-name="P6" draw:layer="layout" svg:width="3.967cm" svg:height="0.983cm" svg:x="20.61cm" svg:y="7.443cm" svg:viewBox="0 0 3968 984" draw:points="1983,984 0,984 0,0 3968,0 3968,984">
            <text:p/>
          </draw:polygon>
          <draw:path draw:style-name="gr4" draw:text-style-name="P7" draw:layer="layout" svg:width="0.492cm" svg:height="0.898cm" svg:x="20.662cm" svg:y="7.486cm" svg:viewBox="0 0 493 899" svg:d="M311 300h86c18 0 29 0 29-18 0-11-11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4" draw:text-style-name="P7" draw:layer="layout" svg:width="0.21cm" svg:height="0.465cm" svg:x="21.123cm" svg:y="7.869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4" draw:text-style-name="P7" draw:layer="layout" svg:width="0.23cm" svg:height="0.985cm" svg:x="21.515cm" svg:y="7.4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555cm" svg:height="0.438cm" svg:x="21.82cm" svg:y="7.741cm" svg:viewBox="0 0 556 439" svg:d="M320 195l117-128c11-13 18-20 101-20v-47c-36 2-88 2-92 2-25 0-74-2-101-2v47c13 0 25 2 36 9-2 5-2 7-7 11l-83 94-98-114h40v-47c-25 0-87 2-119 2-31 0-76-2-110-2v47h72l153 182-128 145c-18 18-54 18-101 18v47c34-2 85-2 92-2 25 0 81 2 101 2v-47c-18 0-36-4-36-11l7-9 96-108 107 128h-38v47c25 0 86-2 119-2 31 0 76 2 108 2v-47h-70z">
            <text:p/>
          </draw:path>
          <draw:path draw:style-name="gr4" draw:text-style-name="P7" draw:layer="layout" svg:width="0.23cm" svg:height="0.985cm" svg:x="22.449cm" svg:y="7.44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4" draw:text-style-name="P7" draw:layer="layout" svg:width="0.655cm" svg:height="0.232cm" svg:x="23.104cm" svg:y="7.817cm" svg:viewBox="0 0 656 233" svg:d="M623 40c16 0 33 0 33-20s-17-20-31-20h-591c-16 0-34 0-34 20s18 20 34 20zM625 233c14 0 31 0 31-20s-17-20-33-20h-589c-16 0-34 0-34 20s18 20 34 20z">
            <text:p/>
          </draw:path>
          <draw:path draw:style-name="gr4" draw:text-style-name="P7" draw:layer="layout" svg:width="0.416cm" svg:height="0.678cm" svg:x="24.123cm" svg:y="7.52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Newton-Jacobian (direct)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Creating the system of non-linear equation from</text:p>
              </text:list-item>
            </text:list>
          </draw:text-box>
        </draw:frame>
        <draw:g>
          <svg:title>TexMaths</svg:title>
          <svg:desc>28§latex§\begin{align*}
x_1 &amp; = 2 \\
x_2 &amp; = 3 \\
x_3 &amp; = -7 \\
\end{align*}§svg§600§FALSE§</svg:desc>
          <draw:polygon draw:style-name="gr3" draw:text-style-name="P6" draw:layer="layout" svg:width="3.566cm" svg:height="3.733cm" svg:x="1.26cm" svg:y="3.836cm" svg:viewBox="0 0 3567 3734" draw:points="1782,3734 0,3734 0,0 3567,0 3567,3734">
            <text:p/>
          </draw:polygon>
          <draw:path draw:style-name="gr4" draw:text-style-name="P7" draw:layer="layout" svg:width="0.492cm" svg:height="0.447cm" svg:x="1.289cm" svg:y="4.03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9 0-54-32-54-65 0-23 7-43 18-88z">
            <text:p/>
          </draw:path>
          <draw:path draw:style-name="gr4" draw:text-style-name="P7" draw:layer="layout" svg:width="0.252cm" svg:height="0.458cm" svg:x="1.896cm" svg:y="4.15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232cm" svg:x="2.592cm" svg:y="4.107cm" svg:viewBox="0 0 656 233" svg:d="M622 40c16 0 34 0 34-20s-18-20-31-20h-591c-16 0-34 0-34 20s18 20 34 20zM625 233c13 0 31 0 31-20s-18-20-34-20h-588c-16 0-34 0-34 20s18 20 34 20z">
            <text:p/>
          </draw:path>
          <draw:path draw:style-name="gr4" draw:text-style-name="P7" draw:layer="layout" svg:width="0.393cm" svg:height="0.658cm" svg:x="3.622cm" svg:y="3.81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5c-4 29-11 74-20 87-9 9-74 9-94 9z">
            <text:p/>
          </draw:path>
          <draw:path draw:style-name="gr4" draw:text-style-name="P7" draw:layer="layout" svg:width="0.492cm" svg:height="0.447cm" svg:x="1.289cm" svg:y="5.509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9 0-54-32-54-65 0-23 7-43 18-88z">
            <text:p/>
          </draw:path>
          <draw:path draw:style-name="gr4" draw:text-style-name="P7" draw:layer="layout" svg:width="0.306cm" svg:height="0.458cm" svg:x="1.865cm" svg:y="5.63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655cm" svg:height="0.232cm" svg:x="2.592cm" svg:y="5.583cm" svg:viewBox="0 0 656 233" svg:d="M622 40c16 0 34 0 34-20s-18-20-31-20h-591c-16 0-34 0-34 20s18 20 34 20zM625 233c13 0 31 0 31-20s-18-20-34-20h-588c-16 0-34 0-34 20s18 20 34 20z">
            <text:p/>
          </draw:path>
          <draw:path draw:style-name="gr4" draw:text-style-name="P7" draw:layer="layout" svg:width="0.409cm" svg:height="0.678cm" svg:x="3.613cm" svg:y="5.287cm" svg:viewBox="0 0 410 679" svg:d="M246 309c81-25 137-94 137-172 0-81-87-137-181-137-101 0-175 58-175 134 0 32 22 52 49 52 31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4" draw:text-style-name="P7" draw:layer="layout" svg:width="0.492cm" svg:height="0.447cm" svg:x="1.289cm" svg:y="6.98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9 0-54-32-54-65 0-23 7-43 18-88z">
            <text:p/>
          </draw:path>
          <draw:path draw:style-name="gr4" draw:text-style-name="P7" draw:layer="layout" svg:width="0.317cm" svg:height="0.472cm" svg:x="1.858cm" svg:y="7.11cm" svg:viewBox="0 0 318 473" svg:d="M152 228c54 0 92 39 92 112 0 86-49 110-89 110-27 0-90-6-119-47 33-2 40-24 40-38 0-22-16-38-38-38-18 0-38 11-38 38 0 67 72 108 157 108 96 0 161-63 161-133 0-53-43-107-119-125 72-25 99-78 99-119 0-56-63-96-141-96-76 0-135 38-135 92 0 24 14 38 36 38 20 0 34-16 34-36s-14-34-34-36c25-31 72-38 97-38 31 0 76 16 76 76 0 29-12 61-29 81-23 27-41 29-77 31-18 0-18 0-22 3 0 0-7 0-7 9 0 8 7 8 18 8z">
            <text:p/>
          </draw:path>
          <draw:path draw:style-name="gr4" draw:text-style-name="P7" draw:layer="layout" svg:width="0.655cm" svg:height="0.232cm" svg:x="2.592cm" svg:y="7.059cm" svg:viewBox="0 0 656 233" svg:d="M622 40c16 0 34 0 34-20s-18-20-31-20h-591c-16 0-34 0-34 20s18 20 34 20zM625 233c13 0 31 0 31-20s-18-20-34-20h-588c-16 0-34 0-34 20s18 20 34 20z">
            <text:p/>
          </draw:path>
          <draw:path draw:style-name="gr4" draw:text-style-name="P7" draw:layer="layout" svg:width="0.601cm" svg:height="0.042cm" svg:x="3.654cm" svg:y="7.153cm" svg:viewBox="0 0 602 43" svg:d="M569 43c15 0 33 0 33-23 0-20-18-20-33-20h-535c-16 0-34 0-34 20 0 23 18 23 34 23z">
            <text:p/>
          </draw:path>
          <draw:path draw:style-name="gr4" draw:text-style-name="P7" draw:layer="layout" svg:width="0.422cm" svg:height="0.689cm" svg:x="4.39cm" svg:y="6.754cm" svg:viewBox="0 0 423 690" svg:d="M414 67c9-13 9-15 9-36h-239c-121 0-124-13-126-31h-24l-34 204h25c2-16 11-79 24-90 7-6 85-6 97-6h206c-12 15-90 123-112 156-88 132-121 269-121 370 0 11 0 56 44 56 47 0 47-45 47-56v-49c0-54 3-110 12-162 2-24 15-107 60-170z">
            <text:p/>
          </draw:path>
        </draw:g>
        <draw:g>
          <svg:title>TexMaths</svg:title>
          <svg:desc>28§latex§\begin{align*}
x_1^2 + x_2^2 + x_3^2 &amp; = 62 \\
x_1 - x_{2} + x_3 &amp; = -8 \\
\frac{x_1  x_2 + x_2  x_3^2+2}{x_1 + x_3} &amp; = -31
\end{align*}§svg§600§FALSE§</svg:desc>
          <draw:polygon draw:style-name="gr3" draw:text-style-name="P6" draw:layer="layout" svg:width="10.085cm" svg:height="5.363cm" svg:x="0.508cm" svg:y="8.398cm" svg:viewBox="0 0 10086 5364" draw:points="5042,5364 0,5364 0,0 10086,0 10086,5364">
            <text:p/>
          </draw:polygon>
          <draw:path draw:style-name="gr4" draw:text-style-name="P7" draw:layer="layout" svg:width="0.492cm" svg:height="0.447cm" svg:x="2.15cm" svg:y="8.8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306cm" svg:height="0.458cm" svg:x="2.725cm" svg:y="8.38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252cm" svg:height="0.458cm" svg:x="2.757cm" svg:y="9.031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655cm" svg:height="0.657cm" svg:x="3.397cm" svg:y="8.67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92cm" svg:height="0.447cm" svg:x="4.352cm" svg:y="8.8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306cm" svg:height="0.458cm" svg:x="4.927cm" svg:y="8.38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306cm" svg:height="0.458cm" svg:x="4.927cm" svg:y="9.03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657cm" svg:x="5.599cm" svg:y="8.67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92cm" svg:height="0.447cm" svg:x="6.553cm" svg:y="8.8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306cm" svg:height="0.458cm" svg:x="7.129cm" svg:y="8.38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317cm" svg:height="0.472cm" svg:x="7.122cm" svg:y="9.031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655cm" svg:height="0.232cm" svg:x="7.868cm" svg:y="8.88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09cm" svg:height="0.678cm" svg:x="8.889cm" svg:y="8.59cm" svg:viewBox="0 0 410 679" svg:d="M90 334v-25c0-249 123-284 172-284 25 0 65 6 87 40-15 0-53 0-53 43 0 31 22 47 44 47 16 0 45-9 45-47 0-61-42-108-125-108-126 0-260 128-260 345 0 264 114 334 206 334 110 0 204-92 204-222 0-126-87-222-197-222-67 0-103 52-123 99zM206 652c-63 0-92-61-96-74-18-47-18-126-18-144 0-76 31-176 121-176 15 0 60 0 92 62 18 36 18 88 18 135s0 96-18 132c-29 60-77 65-99 65z">
            <text:p/>
          </draw:path>
          <draw:path draw:style-name="gr4" draw:text-style-name="P7" draw:layer="layout" svg:width="0.393cm" svg:height="0.657cm" svg:x="9.387cm" svg:y="8.5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4" draw:text-style-name="P7" draw:layer="layout" svg:width="0.492cm" svg:height="0.447cm" svg:x="2.15cm" svg:y="10.2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52cm" svg:height="0.458cm" svg:x="2.757cm" svg:y="10.413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602cm" svg:height="0.042cm" svg:x="3.424cm" svg:y="10.456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4.352cm" svg:y="10.2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306cm" svg:height="0.458cm" svg:x="4.927cm" svg:y="10.4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657cm" svg:x="5.599cm" svg:y="10.14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92cm" svg:height="0.447cm" svg:x="6.553cm" svg:y="10.2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317cm" svg:height="0.472cm" svg:x="7.122cm" svg:y="10.413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655cm" svg:height="0.232cm" svg:x="7.868cm" svg:y="10.362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602cm" svg:height="0.042cm" svg:x="8.93cm" svg:y="10.456cm" svg:viewBox="0 0 603 43" svg:d="M569 43c16 0 34 0 34-23 0-20-18-20-34-20h-535c-16 0-34 0-34 20 0 23 18 23 34 23z">
            <text:p/>
          </draw:path>
          <draw:path draw:style-name="gr4" draw:text-style-name="P7" draw:layer="layout" svg:width="0.409cm" svg:height="0.678cm" svg:x="9.651cm" svg:y="10.066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9 18 74 47 74 107 0 74-74 126-155 126-85 0-157-61-157-144 0-58 32-121 117-165z">
            <text:p/>
          </draw:path>
          <draw:path draw:style-name="gr4" draw:text-style-name="P7" draw:layer="layout" svg:width="0.492cm" svg:height="0.447cm" svg:x="0.537cm" svg:y="11.83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252cm" svg:height="0.458cm" svg:x="1.144cm" svg:y="11.961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492cm" svg:height="0.447cm" svg:x="1.538cm" svg:y="11.83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306cm" svg:height="0.458cm" svg:x="2.114cm" svg:y="11.96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657cm" svg:x="2.786cm" svg:y="11.69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92cm" svg:height="0.447cm" svg:x="3.74cm" svg:y="11.8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306cm" svg:height="0.458cm" svg:x="4.316cm" svg:y="11.96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492cm" svg:height="0.447cm" svg:x="4.741cm" svg:y="11.8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306cm" svg:height="0.458cm" svg:x="5.317cm" svg:y="11.45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317cm" svg:height="0.472cm" svg:x="5.31cm" svg:y="12.057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4" draw:text-style-name="P7" draw:layer="layout" svg:width="0.655cm" svg:height="0.657cm" svg:x="5.989cm" svg:y="11.69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393cm" svg:height="0.657cm" svg:x="6.963cm" svg:y="11.616cm" svg:viewBox="0 0 394 658" svg:d="M76 582l105-103c155-136 213-188 213-289 0-112-87-190-208-190-112 0-186 92-186 179 0 54 49 54 52 54 17 0 51-11 51-52 0-24-18-51-51-51-9 0-9 0-14 2 22-65 76-101 134-101 90 0 133 79 133 159 0 81-50 159-103 220l-191 210c-11 12-11 14-11 38h367l27-172h-24c-5 29-12 72-21 87-9 9-73 9-94 9z">
            <text:p/>
          </draw:path>
          <draw:polygon draw:style-name="gr4" draw:text-style-name="P7" draw:layer="layout" svg:width="6.913cm" svg:height="0.042cm" svg:x="0.508cm" svg:y="12.671cm" svg:viewBox="0 0 6914 43" draw:points="3458,43 0,43 0,0 6914,0 6914,43">
            <text:p/>
          </draw:polygon>
          <draw:path draw:style-name="gr4" draw:text-style-name="P7" draw:layer="layout" svg:width="0.492cm" svg:height="0.447cm" svg:x="2.387cm" svg:y="13.17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252cm" svg:height="0.458cm" svg:x="2.994cm" svg:y="13.302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655cm" svg:height="0.657cm" svg:x="3.635cm" svg:y="13.03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92cm" svg:height="0.447cm" svg:x="4.589cm" svg:y="13.17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317cm" svg:height="0.472cm" svg:x="5.158cm" svg:y="13.302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4" draw:text-style-name="P7" draw:layer="layout" svg:width="0.655cm" svg:height="0.232cm" svg:x="7.868cm" svg:y="12.57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602cm" svg:height="0.042cm" svg:x="8.93cm" svg:y="12.671cm" svg:viewBox="0 0 603 43" svg:d="M569 43c16 0 34 0 34-23 0-20-18-20-34-20h-535c-16 0-34 0-34 20 0 23 18 23 34 23z">
            <text:p/>
          </draw:path>
          <draw:path draw:style-name="gr4" draw:text-style-name="P7" draw:layer="layout" svg:width="0.409cm" svg:height="0.678cm" svg:x="9.651cm" svg:y="12.281cm" svg:viewBox="0 0 410 679" svg:d="M246 309c81-25 137-94 137-172 0-81-85-137-181-137-99 0-175 58-175 134 0 34 22 52 49 52 32 0 52-23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7-164-179z">
            <text:p/>
          </draw:path>
          <draw:path draw:style-name="gr4" draw:text-style-name="P7" draw:layer="layout" svg:width="0.326cm" svg:height="0.657cm" svg:x="10.189cm" svg:y="12.281cm" svg:viewBox="0 0 327 658" svg:d="M204 25c0-23 0-25-23-25-62 63-150 63-181 63v31c20 0 78 0 130-27v513c0 36-2 47-92 47h-31v31c33-4 121-4 159-4 40 0 125 0 161 4v-31h-31c-90 0-92-11-92-47z">
            <text:p/>
          </draw:path>
        </draw:g>
        <draw:g>
          <svg:title>TexMaths</svg:title>
          <svg:desc>28§latex§\begin{align*}
f_1(\mathbf{x}) &amp; = x_1^2 + x_2^2 + x_3^2 - 62 \\
f_2(\mathbf{x}) &amp; = x_1 - x_{2} + x_3 + 8 \\
f_3(\mathbf{x}) &amp; = \frac{x_1  x_2 + x_2  x_3^2+2}{x_1 + x_3} + 31
\end{align*}§svg§600§FALSE§</svg:desc>
          <draw:polygon draw:style-name="gr3" draw:text-style-name="P6" draw:layer="layout" svg:width="12.927cm" svg:height="5.363cm" svg:x="14.224cm" svg:y="8.382cm" svg:viewBox="0 0 12928 5364" draw:points="6465,5364 0,5364 0,0 12928,0 12928,5364">
            <text:p/>
          </draw:polygon>
          <draw:path draw:style-name="gr4" draw:text-style-name="P7" draw:layer="layout" svg:width="0.492cm" svg:height="0.897cm" svg:x="14.302cm" svg:y="8.747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4" draw:text-style-name="P7" draw:layer="layout" svg:width="0.252cm" svg:height="0.458cm" svg:x="14.806cm" svg:y="9.132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23cm" svg:height="0.984cm" svg:x="15.269cm" svg:y="8.70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555cm" svg:height="0.438cm" svg:x="15.574cm" svg:y="9.005cm" svg:viewBox="0 0 556 439" svg:d="M320 195l117-128c11-13 18-20 101-20v-47c-36 2-88 2-92 2-25 0-74-2-101-2v47c13 0 25 2 36 9-2 4-2 7-7 11l-83 94-98-114h40v-47c-25 0-87 2-119 2-31 0-76-2-110-2v47h72l152 181-127 146c-18 18-54 18-101 18v47c34-2 85-2 92-2 24 0 80 2 101 2v-47c-18 0-36-5-36-11l7-9 96-108 107 128h-38v47c25 0 85-2 119-2 31 0 76 2 108 2v-47h-70z">
            <text:p/>
          </draw:path>
          <draw:path draw:style-name="gr4" draw:text-style-name="P7" draw:layer="layout" svg:width="0.23cm" svg:height="0.984cm" svg:x="16.203cm" svg:y="8.70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7" draw:layer="layout" svg:width="0.655cm" svg:height="0.232cm" svg:x="16.864cm" svg:y="9.08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447cm" svg:x="17.875cm" svg:y="9.0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4" draw:text-style-name="P7" draw:layer="layout" svg:width="0.306cm" svg:height="0.458cm" svg:x="18.45cm" svg:y="8.57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252cm" svg:height="0.458cm" svg:x="18.482cm" svg:y="9.226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655cm" svg:height="0.657cm" svg:x="19.12cm" svg:y="8.86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92cm" svg:height="0.447cm" svg:x="20.077cm" svg:y="9.00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4" draw:text-style-name="P7" draw:layer="layout" svg:width="0.306cm" svg:height="0.458cm" svg:x="20.65cm" svg:y="8.57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306cm" svg:height="0.458cm" svg:x="20.65cm" svg:y="9.22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657cm" svg:x="21.322cm" svg:y="8.86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92cm" svg:height="0.447cm" svg:x="22.279cm" svg:y="9.0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4" draw:text-style-name="P7" draw:layer="layout" svg:width="0.306cm" svg:height="0.458cm" svg:x="22.852cm" svg:y="8.57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317cm" svg:height="0.472cm" svg:x="22.848cm" svg:y="9.226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602cm" svg:height="0.042cm" svg:x="23.551cm" svg:y="9.175cm" svg:viewBox="0 0 603 43" svg:d="M569 43c16 0 34 0 34-23 0-20-18-20-34-20h-535c-16 0-34 0-34 20 0 23 18 23 34 23z">
            <text:p/>
          </draw:path>
          <draw:path draw:style-name="gr4" draw:text-style-name="P7" draw:layer="layout" svg:width="0.409cm" svg:height="0.678cm" svg:x="24.492cm" svg:y="8.785cm" svg:viewBox="0 0 410 679" svg:d="M90 334v-25c0-249 123-284 172-284 25 0 65 6 87 40-15 0-53 0-53 43 0 31 22 47 45 47 15 0 44-9 44-47 0-61-42-108-125-108-126 0-260 128-260 345 0 264 114 334 206 334 110 0 204-92 204-222 0-126-87-222-197-222-67 0-103 52-123 99zM206 652c-60 0-92-61-96-74-18-47-18-126-18-144 0-76 31-176 121-176 15 0 60 0 92 62 18 36 18 88 18 135s0 96-18 132c-29 60-74 65-99 65z">
            <text:p/>
          </draw:path>
          <draw:path draw:style-name="gr4" draw:text-style-name="P7" draw:layer="layout" svg:width="0.393cm" svg:height="0.657cm" svg:x="24.992cm" svg:y="8.78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6 9-71 9-92 9z">
            <text:p/>
          </draw:path>
          <draw:path draw:style-name="gr4" draw:text-style-name="P7" draw:layer="layout" svg:width="0.492cm" svg:height="0.897cm" svg:x="14.302cm" svg:y="10.223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4" draw:text-style-name="P7" draw:layer="layout" svg:width="0.306cm" svg:height="0.458cm" svg:x="14.774cm" svg:y="10.60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23cm" svg:height="0.984cm" svg:x="15.269cm" svg:y="10.17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555cm" svg:height="0.438cm" svg:x="15.574cm" svg:y="10.481cm" svg:viewBox="0 0 556 439" svg:d="M320 195l117-128c11-13 18-20 101-20v-47c-36 2-88 2-92 2-25 0-74-2-101-2v47c13 0 25 2 36 9-2 4-2 7-7 11l-83 94-98-114h40v-47c-25 0-87 2-119 2-31 0-76-2-110-2v47h72l152 181-127 146c-18 18-54 18-101 18v47c34-2 85-2 92-2 24 0 80 2 101 2v-47c-18 0-36-5-36-11l7-9 96-108 107 128h-38v47c25 0 85-2 119-2 31 0 76 2 108 2v-47h-70z">
            <text:p/>
          </draw:path>
          <draw:path draw:style-name="gr4" draw:text-style-name="P7" draw:layer="layout" svg:width="0.23cm" svg:height="0.984cm" svg:x="16.203cm" svg:y="10.1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7" draw:layer="layout" svg:width="0.655cm" svg:height="0.232cm" svg:x="16.864cm" svg:y="10.55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447cm" svg:x="17.875cm" svg:y="10.4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ath draw:style-name="gr4" draw:text-style-name="P7" draw:layer="layout" svg:width="0.252cm" svg:height="0.458cm" svg:x="18.482cm" svg:y="10.608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602cm" svg:height="0.042cm" svg:x="19.147cm" svg:y="10.651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447cm" svg:x="20.077cm" svg:y="10.48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4" draw:text-style-name="P7" draw:layer="layout" svg:width="0.306cm" svg:height="0.458cm" svg:x="20.65cm" svg:y="10.60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657cm" svg:x="21.322cm" svg:y="10.3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92cm" svg:height="0.447cm" svg:x="22.279cm" svg:y="10.4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4" draw:text-style-name="P7" draw:layer="layout" svg:width="0.317cm" svg:height="0.472cm" svg:x="22.848cm" svg:y="10.608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655cm" svg:height="0.657cm" svg:x="23.524cm" svg:y="10.34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09cm" svg:height="0.678cm" svg:x="24.492cm" svg:y="10.261cm" svg:viewBox="0 0 410 679" svg:d="M119 206c-45-29-50-63-50-81 0-58 65-100 135-100 74 0 137 51 137 123 0 56-39 103-99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4" draw:text-style-name="P7" draw:layer="layout" svg:width="0.492cm" svg:height="0.897cm" svg:x="14.302cm" svg:y="12.438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4" draw:text-style-name="P7" draw:layer="layout" svg:width="0.317cm" svg:height="0.472cm" svg:x="14.767cm" svg:y="12.821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23cm" svg:height="0.984cm" svg:x="15.269cm" svg:y="12.39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555cm" svg:height="0.438cm" svg:x="15.574cm" svg:y="12.693cm" svg:viewBox="0 0 556 439" svg:d="M320 195l117-128c11-13 18-20 101-20v-47c-36 2-88 2-92 2-25 0-74-2-101-2v47c13 0 25 2 36 9-2 4-2 7-7 11l-83 94-98-114h40v-47c-25 0-87 2-119 2-31 0-76-2-110-2v47h72l152 181-127 146c-18 18-54 18-101 18v47c34-2 85-2 92-2 24 0 80 2 101 2v-47c-18 0-36-5-36-11l7-9 96-108 107 128h-38v47c25 0 85-2 119-2 31 0 76 2 108 2v-47h-70z">
            <text:p/>
          </draw:path>
          <draw:path draw:style-name="gr4" draw:text-style-name="P7" draw:layer="layout" svg:width="0.23cm" svg:height="0.984cm" svg:x="16.203cm" svg:y="12.39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7" draw:layer="layout" svg:width="0.655cm" svg:height="0.232cm" svg:x="16.864cm" svg:y="12.7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447cm" svg:x="17.991cm" svg:y="12.0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4" draw:text-style-name="P7" draw:layer="layout" svg:width="0.252cm" svg:height="0.458cm" svg:x="18.598cm" svg:y="12.156cm" svg:viewBox="0 0 253 459" svg:d="M157 20c0-20 0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492cm" svg:height="0.447cm" svg:x="18.995cm" svg:y="12.0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4" draw:text-style-name="P7" draw:layer="layout" svg:width="0.306cm" svg:height="0.458cm" svg:x="19.57cm" svg:y="12.15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657cm" svg:x="20.24cm" svg:y="11.89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92cm" svg:height="0.447cm" svg:x="21.197cm" svg:y="12.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4" draw:text-style-name="P7" draw:layer="layout" svg:width="0.306cm" svg:height="0.458cm" svg:x="21.77cm" svg:y="12.15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492cm" svg:height="0.447cm" svg:x="22.198cm" svg:y="12.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4" draw:text-style-name="P7" draw:layer="layout" svg:width="0.306cm" svg:height="0.458cm" svg:x="22.774cm" svg:y="11.6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317cm" svg:height="0.472cm" svg:x="22.767cm" svg:y="12.252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655cm" svg:height="0.657cm" svg:x="23.446cm" svg:y="11.89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393cm" svg:height="0.657cm" svg:x="24.42cm" svg:y="11.811cm" svg:viewBox="0 0 394 658" svg:d="M76 582l105-103c155-136 213-188 213-289 0-112-87-190-208-190-112 0-186 92-186 179 0 54 49 54 52 54 17 0 51-11 51-52 0-24-18-51-51-51-9 0-9 0-14 2 22-65 76-101 134-101 90 0 133 79 133 159 0 81-50 159-103 220l-191 210c-11 12-11 14-11 38h367l27-172h-24c-5 29-12 72-21 87-8 9-73 9-94 9z">
            <text:p/>
          </draw:path>
          <draw:polygon draw:style-name="gr4" draw:text-style-name="P7" draw:layer="layout" svg:width="6.914cm" svg:height="0.042cm" svg:x="17.964cm" svg:y="12.866cm" svg:viewBox="0 0 6915 43" draw:points="3459,43 0,43 0,0 6915,0 6915,43">
            <text:p/>
          </draw:polygon>
          <draw:path draw:style-name="gr4" draw:text-style-name="P7" draw:layer="layout" svg:width="0.492cm" svg:height="0.447cm" svg:x="19.844cm" svg:y="13.37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4" draw:text-style-name="P7" draw:layer="layout" svg:width="0.252cm" svg:height="0.458cm" svg:x="20.451cm" svg:y="13.497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655cm" svg:height="0.657cm" svg:x="21.091cm" svg:y="13.2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92cm" svg:height="0.447cm" svg:x="22.046cm" svg:y="13.3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4" draw:text-style-name="P7" draw:layer="layout" svg:width="0.317cm" svg:height="0.472cm" svg:x="22.615cm" svg:y="13.497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4" draw:text-style-name="P7" draw:layer="layout" svg:width="0.655cm" svg:height="0.657cm" svg:x="25.269cm" svg:y="12.55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09cm" svg:height="0.678cm" svg:x="26.237cm" svg:y="12.476cm" svg:viewBox="0 0 410 679" svg:d="M246 309c81-25 137-94 137-172 0-81-87-137-181-137-101 0-175 58-175 134 0 34 22 52 49 52 32 0 52-23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7-164-179z">
            <text:p/>
          </draw:path>
          <draw:path draw:style-name="gr4" draw:text-style-name="P7" draw:layer="layout" svg:width="0.326cm" svg:height="0.657cm" svg:x="26.773cm" svg:y="12.476cm" svg:viewBox="0 0 327 658" svg:d="M204 25c0-23 0-25-23-25-62 63-150 63-181 63v31c20 0 78 0 130-27v513c0 36-2 47-92 47h-31v31c33-4 121-4 159-4 40 0 125 0 161 4v-31h-31c-90 0-92-11-92-47z">
            <text:p/>
          </draw:path>
        </draw:g>
        <draw:g>
          <svg:title>TexMaths</svg:title>
          <svg:desc>28§display§\to§svg§600§FALSE§</svg:desc>
          <draw:polygon draw:style-name="gr3" draw:text-style-name="P6" draw:layer="layout" svg:width="0.982cm" svg:height="0.23cm" svg:x="11.938cm" svg:y="10.55cm" svg:viewBox="0 0 983 231" draw:points="490,231 0,231 0,0 983,0 983,231">
            <text:p/>
          </draw:polygon>
          <draw:path draw:style-name="gr4" draw:text-style-name="P7" draw:layer="layout" svg:width="0.875cm" svg:height="0.514cm" svg:x="11.992cm" svg:y="10.407cm" svg:viewBox="0 0 876 515" svg:d="M768 278c-54 42-81 82-90 94-42 69-51 132-51 132 0 11 11 11 20 11 16 0 18-2 23-18 22-98 80-181 192-226 11-5 14-7 14-13 0-7-7-9-7-12-45-15-164-65-202-230-2-14-4-16-20-16-9 0-20 0-20 11 0 2 9 65 51 132 18 29 47 63 90 94h-732c-18 0-36 0-36 21 0 20 18 20 36 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Newton-Jacobian Procedure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Initialize the value of <text:span text:style-name="T4">x</text:span></text:p>
              </text:list-item>
              <text:list-item>
                <text:p><text:span text:style-name="T5">For loop (limit to the maximum iteration)</text:span></text:p>
                <text:list>
                  <text:list-header>
                    <text:p><text:span text:style-name="T5">Calculate Jacobian at a given </text:span><text:span text:style-name="T4">x</text:span></text:p>
                    <text:p><text:span text:style-name="T5">Solve system of linear equations </text:span><text:span text:style-name="T4">J</text:span><text:span text:style-name="T5"> </text:span><text:span text:style-name="T6">Δ</text:span><text:span text:style-name="T7">x</text:span><text:span text:style-name="T6"> = -</text:span><text:span text:style-name="T7">f</text:span><text:span text:style-name="T6"> to get Δ</text:span><text:span text:style-name="T7">x</text:span></text:p>
                    <text:p><text:span text:style-name="T6">Update </text:span><text:span text:style-name="T7">x</text:span><text:span text:style-name="T6"> based on the Δ</text:span><text:span text:style-name="T7">x</text:span></text:p>
                    <text:p><text:span text:style-name="T6">Check for convergence</text:span></text:p>
                    <text:p><text:span text:style-name="T6"><text:s text:c="6"/></text:span><text:span text:style-name="T6">Option 1: check if Δ</text:span><text:span text:style-name="T7">x</text:span><text:span text:style-name="T6"> is small enough</text:span></text:p>
                    <text:p><text:span text:style-name="T6"><text:s text:c="6"/></text:span><text:span text:style-name="T6">Option 2: check if </text:span><text:span text:style-name="T7">f</text:span><text:span text:style-name="T6">(</text:span><text:span text:style-name="T7">x</text:span><text:span text:style-name="T6">) = 0 for every equations or no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Newton-Jacobian Convergence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list>
                  <text:list-item>
                    <text:p>Newton-Jacobian have a quadratic convergence (q = 2) like Newton-Raphson method, in general</text:p>
                    <text:p/>
                    <text:p/>
                    <text:p/>
                  </text:list-item>
                  <text:list-item>
                    <text:p>NJ become NR as the number of equations becomes to 1</text:p>
                  </text:list-item>
                  <text:list-item>
                    <text:p>Newton-Jacobian can take more iteration, as number equations increase</text:p>
                  </text:list-item>
                  <text:list-item>
                    <text:p>NJ does not always converge (same problem as NR)</text:p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\lim_{n\to \infty} \frac{|x_{n+1}-L|}{|x_n-L|^q} &gt; 0 \quad \text{or}
\quad 2\approx\frac{\log{|\frac{x_{n+1}-x_{n}}{x_{n}-x_{n-1}}|}}{\log{|\frac{x_{n}-x_{n-1}}{x_{n-1}-x_{n-2}}|}}§svg§600§FALSE§</svg:desc>
          <draw:polygon draw:style-name="gr3" draw:text-style-name="P6" draw:layer="layout" svg:width="19.96cm" svg:height="3.138cm" svg:x="3.153cm" svg:y="5.08cm" svg:viewBox="0 0 19961 3139" draw:points="9982,3139 0,3139 0,0 19961,0 19961,3139">
            <text:p/>
          </draw:polygon>
          <draw:path draw:style-name="gr4" draw:text-style-name="P7" draw:layer="layout" svg:width="0.221cm" svg:height="0.685cm" svg:x="3.529cm" svg:y="6.211cm" svg:viewBox="0 0 222 686" svg:d="M143 0l-143 11v32c69 0 78 6 78 53v513c0 45-11 45-78 45v32c34-3 85-3 110-3 24 0 74 0 112 3v-32c-67 0-79 0-79-45z">
            <text:p/>
          </draw:path>
          <draw:path draw:style-name="gr4" draw:text-style-name="P7" draw:layer="layout" svg:width="0.212cm" svg:height="0.66cm" svg:x="3.803cm" svg:y="6.23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4" draw:text-style-name="P7" draw:layer="layout" svg:width="0.77cm" svg:height="0.436cm" svg:x="4.074cm" svg:y="6.46cm" svg:viewBox="0 0 771 437" svg:d="M76 96v267c0 43-9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4" draw:text-style-name="P7" draw:layer="layout" svg:width="0.422cm" svg:height="0.313cm" svg:x="3.184cm" svg:y="7.182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68cm" svg:height="0.364cm" svg:x="3.691cm" svg:y="7.13cm" svg:viewBox="0 0 681 365" svg:d="M582 199c-87 65-98 155-98 155 0 11 7 11 16 11 13 0 15 0 17-11 5-18 16-63 52-101 40-42 76-51 105-60 2-3 7-7 7-9 0-7-5-9-13-11-101-32-135-104-151-164-2-9-6-9-17-9-9 0-16 0-16 11 0 0 7 47 40 94 16 25 36 45 58 61h-555c-11 0-27 0-27 15 0 18 16 18 27 18z">
            <text:p/>
          </draw:path>
          <draw:path draw:style-name="gr4" draw:text-style-name="P7" draw:layer="layout" svg:width="0.68cm" svg:height="0.313cm" svg:x="4.472cm" svg:y="7.182cm" svg:viewBox="0 0 681 314" svg:d="M347 117c-38-43-49-57-74-74-42-32-87-43-125-43-85 0-148 74-148 157 0 80 60 157 146 157 96 0 163-81 188-117 36 43 47 54 74 74 42 29 87 43 125 43 85 0 148-74 148-157s-61-157-146-157c-96 0-163 78-188 117zM367 141c29-45 90-114 173-114 72 0 121 63 121 130 0 65-54 119-117 119-65 0-109-54-177-135zM311 173c-27 44-87 114-172 114-70 0-119-63-119-130s54-119 117-119c65 0 109 54 174 135z">
            <text:p/>
          </draw:path>
          <draw:path draw:style-name="gr4" draw:text-style-name="P7" draw:layer="layout" svg:width="0.042cm" svg:height="0.985cm" svg:x="5.608cm" svg:y="5.49cm" svg:viewBox="0 0 43 986" svg:d="M43 36c0-18 0-36-23-36-20 0-20 18-20 36v914c0 18 0 36 20 36 23 0 23-18 23-36z">
            <text:p/>
          </draw:path>
          <draw:path draw:style-name="gr4" draw:text-style-name="P7" draw:layer="layout" svg:width="0.492cm" svg:height="0.447cm" svg:x="5.792cm" svg:y="5.7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4" draw:text-style-name="P7" draw:layer="layout" svg:width="0.422cm" svg:height="0.313cm" svg:x="6.356cm" svg:y="6.07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507cm" svg:height="0.51cm" svg:x="6.856cm" svg:y="5.949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7.485cm" svg:y="5.918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02cm" svg:height="0.042cm" svg:x="8.155cm" svg:y="5.963cm" svg:viewBox="0 0 603 43" svg:d="M569 43c16 0 34 0 34-23 0-20-18-20-34-20h-535c-16 0-34 0-34 20 0 23 18 23 34 23z">
            <text:p/>
          </draw:path>
          <draw:path draw:style-name="gr4" draw:text-style-name="P7" draw:layer="layout" svg:width="0.595cm" svg:height="0.673cm" svg:x="9.094cm" svg:y="5.5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4" draw:text-style-name="P7" draw:layer="layout" svg:width="0.042cm" svg:height="0.985cm" svg:x="9.84cm" svg:y="5.49cm" svg:viewBox="0 0 43 986" svg:d="M43 36c0-18 0-36-23-36-20 0-20 18-20 36v914c0 18 0 36 20 36 23 0 23-18 23-36z">
            <text:p/>
          </draw:path>
          <draw:polygon draw:style-name="gr4" draw:text-style-name="P7" draw:layer="layout" svg:width="4.515cm" svg:height="0.042cm" svg:x="5.492cm" svg:y="6.628cm" svg:viewBox="0 0 4516 43" draw:points="2258,43 0,43 0,0 4516,0 4516,43">
            <text:p/>
          </draw:polygon>
          <draw:path draw:style-name="gr4" draw:text-style-name="P7" draw:layer="layout" svg:width="0.042cm" svg:height="0.985cm" svg:x="5.888cm" svg:y="6.832cm" svg:viewBox="0 0 43 986" svg:d="M43 36c0-18 0-36-23-36-20 0-20 18-20 36v914c0 18 0 36 20 36 23 0 23-18 23-36z">
            <text:p/>
          </draw:path>
          <draw:path draw:style-name="gr4" draw:text-style-name="P7" draw:layer="layout" svg:width="0.492cm" svg:height="0.447cm" svg:x="6.072cm" svg:y="7.13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422cm" svg:height="0.313cm" svg:x="6.636cm" svg:y="7.412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602cm" svg:height="0.042cm" svg:x="7.44cm" svg:y="7.305cm" svg:viewBox="0 0 603 43" svg:d="M569 43c16 0 34 0 34-23 0-20-18-20-34-20h-535c-16 0-34 0-34 20 0 23 18 23 34 23z">
            <text:p/>
          </draw:path>
          <draw:path draw:style-name="gr4" draw:text-style-name="P7" draw:layer="layout" svg:width="0.595cm" svg:height="0.673cm" svg:x="8.379cm" svg:y="6.89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4" draw:text-style-name="P7" draw:layer="layout" svg:width="0.042cm" svg:height="0.985cm" svg:x="9.125cm" svg:y="6.832cm" svg:viewBox="0 0 43 986" svg:d="M43 36c0-18 0-36-23-36-20 0-20 18-20 36v914c0 18 0 36 20 36 23 0 23-18 23-36z">
            <text:p/>
          </draw:path>
          <draw:path draw:style-name="gr4" draw:text-style-name="P7" draw:layer="layout" svg:width="0.31cm" svg:height="0.438cm" svg:x="9.322cm" svg:y="6.982cm" svg:viewBox="0 0 311 439" svg:d="M311 20c0-2 0-7 0-11 0-5-2-9-9-9-6 0-35 25-49 45-7-14-29-45-74-45-89 0-179 99-179 197 0 67 45 114 105 114 38 0 72-24 88-38 0 3-23 90-25 103-11 39-11 39-54 39-9 0-18 0-18 15 0 5 3 9 9 9 25 0 50-2 74-2 23 0 52 2 74 2 7 0 14-2 14-16 0-8-9-8-18-8-16 0-34 0-34-9 0 0 0-3 2-14zM206 217c-4 14-4 14-13 25-27 31-59 52-85 52-27 0-52-18-52-68 0-38 20-114 36-141 31-56 67-65 87-65 49 0 61 52 61 61 0 2 0 6 0 9z">
            <text:p/>
          </draw:path>
          <draw:path draw:style-name="gr4" draw:text-style-name="P7" draw:layer="layout" svg:width="0.602cm" svg:height="0.573cm" svg:x="10.478cm" svg:y="6.3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4" draw:text-style-name="P7" draw:layer="layout" svg:width="0.416cm" svg:height="0.678cm" svg:x="11.47cm" svg:y="6.238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2-11 204-14 94-70 126-115 126z">
            <text:p/>
          </draw:path>
          <draw:path draw:style-name="gr4" draw:text-style-name="P7" draw:layer="layout" svg:width="0.438cm" svg:height="0.454cm" svg:x="12.933cm" svg:y="6.45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4" draw:text-style-name="P7" draw:layer="layout" svg:width="0.333cm" svg:height="0.436cm" svg:x="13.424cm" svg:y="6.46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4" draw:text-style-name="P7" draw:layer="layout" svg:width="0.393cm" svg:height="0.658cm" svg:x="14.817cm" svg:y="6.238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3 9-94 9z">
            <text:p/>
          </draw:path>
          <draw:path draw:style-name="gr4" draw:text-style-name="P7" draw:layer="layout" svg:width="0.658cm" svg:height="0.422cm" svg:x="15.585cm" svg:y="6.42cm" svg:viewBox="0 0 659 423" svg:d="M659 31c0-22-7-31-14-31-4 0-13 4-13 27-5 69-74 110-139 110-56 0-105-32-157-65-54-36-108-72-170-72-92 0-166 69-166 161 0 23 9 29 13 29 12 0 14-17 14-22 7-83 87-112 139-112 56 0 105 29 157 65 53 36 107 72 170 72 92 0 166-72 166-162zM659 262c0-29-12-31-14-31-4 0-13 6-13 27-5 69-74 109-139 109-56 0-105-31-157-65-54-35-108-71-170-71-92 0-166 69-166 161 0 23 9 29 13 29 12 0 14-18 14-22 7-83 87-112 139-112 56 0 105 29 157 65 53 36 107 71 170 71 94 0 166-73 166-161z">
            <text:p/>
          </draw:path>
          <draw:path draw:style-name="gr4" draw:text-style-name="P7" draw:layer="layout" svg:width="0.221cm" svg:height="0.685cm" svg:x="17.151cm" svg:y="5.309cm" svg:viewBox="0 0 222 686" svg:d="M143 0l-143 11v32c69 0 78 6 78 53v513c0 45-11 45-78 45v32c34-3 85-3 110-3 24 0 74 0 112 3v-32c-67 0-79 0-79-45z">
            <text:p/>
          </draw:path>
          <draw:path draw:style-name="gr4" draw:text-style-name="P7" draw:layer="layout" svg:width="0.438cm" svg:height="0.454cm" svg:x="17.42cm" svg:y="5.55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4" draw:text-style-name="P7" draw:layer="layout" svg:width="0.451cm" svg:height="0.651cm" svg:x="17.91cm" svg:y="5.54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1 0 69 99 125 220 125 116 0 219-52 219-128 0-36-16-85-65-114-54-27-110-27-170-27-25 0-67 0-74 0-31-4-54-36-54-67zM220 627c-101 0-168-49-168-100 0-48 38-83 80-86h58c86 0 198 0 198 86 0 51-72 100-168 100z">
            <text:p/>
          </draw:path>
          <draw:path draw:style-name="gr4" draw:text-style-name="P7" draw:layer="layout" svg:width="0.042cm" svg:height="0.985cm" svg:x="18.672cm" svg:y="5.253cm" svg:viewBox="0 0 43 986" svg:d="M43 36c0-18 0-36-23-36-20 0-20 18-20 36v914c0 18 0 36 20 36 23 0 23-18 23-36z">
            <text:p/>
          </draw:path>
          <draw:path draw:style-name="gr4" draw:text-style-name="P7" draw:layer="layout" svg:width="0.371cm" svg:height="0.313cm" svg:x="18.992cm" svg:y="5.201cm" svg:viewBox="0 0 372 314" svg:d="M139 233c-7 22-29 61-65 61-2 0-22 0-38-9 29-9 31-34 31-39 0-15-11-26-27-26-20 0-40 17-40 42 0 36 38 52 72 52 33 0 60-20 78-50 18 36 56 50 83 50 81 0 121-88 121-108 0-9-9-9-11-9-9 0-9 5-11 14-16 47-59 83-97 83-27 0-42-18-42-45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4" draw:text-style-name="P7" draw:layer="layout" svg:width="0.346cm" svg:height="0.225cm" svg:x="19.447cm" svg:y="5.387cm" svg:viewBox="0 0 347 226" svg:d="M52 170c-3 14-9 36-9 38 0 12 9 18 17 18 9 0 21-4 25-18 0-2 7-24 9-38 18-67 18-69 18-69 7-14 43-83 103-83 25 0 34 13 34 36 0 27-21 78-32 107-2 5-4 12-4 20 0 27 24 45 54 45 53 0 80-65 80-78 0-7-9-7-11-7-9 0-9 2-11 11-9 29-34 56-56 56-11 0-16-9-16-18 0-11 2-15 7-26 9-21 31-77 31-106 0-36-27-58-74-58-45 0-76 27-94 49-2-40-40-49-58-49-52 0-65 76-65 76 0 7 9 7 11 7 7 0 9-2 11-9 7-29 18-56 38-56 18 0 21 16 21 25 0 6-5 26-7 40-5 13-9 34-11 45z">
            <text:p/>
          </draw:path>
          <draw:path draw:style-name="gr4" draw:text-style-name="P7" draw:layer="layout" svg:width="0.411cm" svg:height="0.411cm" svg:x="19.882cm" svg:y="5.275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4" draw:text-style-name="P7" draw:layer="layout" svg:width="0.203cm" svg:height="0.328cm" svg:x="20.41cm" svg:y="5.275cm" svg:viewBox="0 0 204 329" svg:d="M128 16c0-16-3-16-18-16-36 31-92 31-101 31h-9v23h9c11 0 43-2 72-14v247c0 15 0 22-52 22h-25v20c27-2 72-2 99-2 29 0 74 0 101 2v-20h-25c-51 0-51-7-51-22z">
            <text:p/>
          </draw:path>
          <draw:path draw:style-name="gr4" draw:text-style-name="P7" draw:layer="layout" svg:width="0.467cm" svg:height="0.035cm" svg:x="20.8cm" svg:y="5.315cm" svg:viewBox="0 0 468 36" svg:d="M441 36c9 0 27 0 27-18s-16-18-27-18h-414c-11 0-27 0-27 18s16 18 27 18z">
            <text:p/>
          </draw:path>
          <draw:path draw:style-name="gr4" draw:text-style-name="P7" draw:layer="layout" svg:width="0.371cm" svg:height="0.313cm" svg:x="21.371cm" svg:y="5.201cm" svg:viewBox="0 0 372 314" svg:d="M139 233c-7 22-29 61-65 61-2 0-22 0-38-9 29-9 31-34 31-39 0-15-11-26-27-26-20 0-40 17-40 42 0 36 38 52 74 52 31 0 58-20 76-50 18 36 56 50 83 50 81 0 121-88 121-108 0-9-9-9-11-9-9 0-9 5-11 14-16 47-56 83-97 83-27 0-42-18-42-45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ath draw:style-name="gr4" draw:text-style-name="P7" draw:layer="layout" svg:width="0.346cm" svg:height="0.225cm" svg:x="21.828cm" svg:y="5.387cm" svg:viewBox="0 0 347 226" svg:d="M52 170c-3 14-9 36-9 38 0 12 9 18 17 18 9 0 21-4 25-18 0-2 7-24 9-38 18-67 18-69 18-69 7-14 43-83 103-83 25 0 34 13 34 36 0 27-21 78-32 107-2 5-4 12-4 20 0 27 24 45 54 45 53 0 80-65 80-78 0-7-9-7-11-7-9 0-9 2-11 11-9 29-34 56-56 56-11 0-16-9-16-18 0-11 2-15 7-26 9-21 31-77 31-106 0-36-27-58-74-58-45 0-76 27-94 49-2-40-40-49-58-49-52 0-65 76-65 76 0 7 9 7 11 7 7 0 9-2 11-9 7-29 18-56 38-56 18 0 21 16 21 25 0 6-5 26-7 40-5 13-9 34-11 45z">
            <text:p/>
          </draw:path>
          <draw:polygon draw:style-name="gr4" draw:text-style-name="P7" draw:layer="layout" svg:width="3.341cm" svg:height="0.042cm" svg:x="18.945cm" svg:y="5.725cm" svg:viewBox="0 0 3342 43" draw:points="1671,43 0,43 0,0 3342,0 3342,43">
            <text:p/>
          </draw:polygon>
          <draw:path draw:style-name="gr4" draw:text-style-name="P7" draw:layer="layout" svg:width="0.371cm" svg:height="0.313cm" svg:x="18.979cm" svg:y="6.026cm" svg:viewBox="0 0 372 314" svg:d="M139 233c-7 22-29 61-65 61-2 0-22 0-38-9 29-9 31-34 31-39 0-15-11-26-27-26-20 0-40 17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4" draw:text-style-name="P7" draw:layer="layout" svg:width="0.346cm" svg:height="0.225cm" svg:x="19.434cm" svg:y="6.211cm" svg:viewBox="0 0 347 226" svg:d="M52 170c-3 14-9 36-9 38 0 12 9 18 17 18 9 0 21-4 25-18 0-2 7-24 9-38 18-67 18-69 18-69 7-14 43-83 103-83 25 0 34 13 34 36 0 27-21 78-32 107-2 5-4 12-4 20 0 27 24 45 54 45 53 0 80-65 80-78 0-7-9-7-11-7-9 0-9 2-11 11-9 29-34 56-56 56-11 0-16-9-16-18 0-11 2-15 7-26 9-21 31-77 31-106 0-36-27-58-74-58-45 0-76 27-94 49-2-40-40-49-60-49-50 0-63 76-63 76 0 7 9 7 11 7 7 0 9-2 11-9 7-29 18-56 38-56 18 0 21 16 21 25 0 6-5 26-7 40-5 13-9 34-11 45z">
            <text:p/>
          </draw:path>
          <draw:path draw:style-name="gr4" draw:text-style-name="P7" draw:layer="layout" svg:width="0.467cm" svg:height="0.035cm" svg:x="19.947cm" svg:y="6.14cm" svg:viewBox="0 0 468 36" svg:d="M441 36c9 0 27 0 27-18s-16-18-27-18h-414c-11 0-27 0-27 18s16 18 27 18z">
            <text:p/>
          </draw:path>
          <draw:path draw:style-name="gr4" draw:text-style-name="P7" draw:layer="layout" svg:width="0.371cm" svg:height="0.313cm" svg:x="20.518cm" svg:y="6.026cm" svg:viewBox="0 0 372 314" svg:d="M139 233c-7 22-29 61-65 61-2 0-22 0-38-9 29-9 31-34 31-39 0-15-11-26-27-26-20 0-40 17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4" draw:text-style-name="P7" draw:layer="layout" svg:width="0.346cm" svg:height="0.225cm" svg:x="20.975cm" svg:y="6.211cm" svg:viewBox="0 0 347 226" svg:d="M52 170c-3 14-9 36-9 38 0 12 9 18 17 18 9 0 21-4 25-18 0-2 7-24 9-38 18-67 18-69 18-69 7-14 43-83 103-83 25 0 34 13 34 36 0 27-21 78-32 107-2 5-4 12-4 20 0 27 24 45 54 45 53 0 80-65 80-78 0-7-9-7-11-7-9 0-9 2-11 11-9 29-34 56-56 56-11 0-16-9-16-18 0-11 2-15 7-26 9-21 31-77 31-106 0-36-27-58-74-58-45 0-76 27-94 49-2-40-40-49-60-49-50 0-63 76-63 76 0 7 9 7 11 7 7 0 9-2 11-9 7-29 18-56 38-56 18 0 21 16 21 25 0 6-5 26-7 40-5 13-9 34-11 45z">
            <text:p/>
          </draw:path>
          <draw:path draw:style-name="gr4" draw:text-style-name="P7" draw:layer="layout" svg:width="0.378cm" svg:height="0.028cm" svg:x="21.441cm" svg:y="6.292cm" svg:viewBox="0 0 379 29" svg:d="M356 29c9 0 23 0 23-13 0-16-14-16-23-16h-336c-7 0-20 0-20 16 0 13 13 13 20 13z">
            <text:p/>
          </draw:path>
          <draw:path draw:style-name="gr4" draw:text-style-name="P7" draw:layer="layout" svg:width="0.203cm" svg:height="0.328cm" svg:x="21.963cm" svg:y="6.102cm" svg:viewBox="0 0 204 329" svg:d="M128 16c0-16-3-16-18-16-36 31-92 31-101 31h-9v23h9c11 0 43-2 72-14v247c0 15 0 22-52 22h-25v20c27-2 72-2 99-2 29 0 74 0 101 2v-20h-25c-51 0-51-7-51-22z">
            <text:p/>
          </draw:path>
          <draw:path draw:style-name="gr4" draw:text-style-name="P7" draw:layer="layout" svg:width="0.042cm" svg:height="0.985cm" svg:x="22.52cm" svg:y="5.253cm" svg:viewBox="0 0 43 986" svg:d="M43 36c0-18 0-36-23-36-20 0-20 18-20 36v914c0 18 0 36 20 36 23 0 23-18 23-36z">
            <text:p/>
          </draw:path>
          <draw:polygon draw:style-name="gr4" draw:text-style-name="P7" draw:layer="layout" svg:width="6.428cm" svg:height="0.042cm" svg:x="16.685cm" svg:y="6.628cm" svg:viewBox="0 0 6429 43" draw:points="3214,43 0,43 0,0 6429,0 6429,43">
            <text:p/>
          </draw:polygon>
          <draw:path draw:style-name="gr4" draw:text-style-name="P7" draw:layer="layout" svg:width="0.221cm" svg:height="0.685cm" svg:x="16.719cm" svg:y="7.016cm" svg:viewBox="0 0 222 686" svg:d="M143 0l-143 11v32c69 0 78 6 78 53v513c0 45-11 45-78 45v32c34-3 85-3 110-3 24 0 74 0 112 3v-32c-67 0-79 0-79-45z">
            <text:p/>
          </draw:path>
          <draw:path draw:style-name="gr4" draw:text-style-name="P7" draw:layer="layout" svg:width="0.438cm" svg:height="0.454cm" svg:x="16.985cm" svg:y="7.25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4" draw:text-style-name="P7" draw:layer="layout" svg:width="0.451cm" svg:height="0.651cm" svg:x="17.476cm" svg:y="7.25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1 0 69 99 125 220 125 116 0 219-52 219-128 0-36-16-85-65-114-54-27-110-27-170-27-25 0-67 0-74 0-31-4-54-36-54-67zM220 627c-101 0-168-49-168-100 0-48 38-83 80-86h58c86 0 198 0 198 86 0 51-72 100-168 100z">
            <text:p/>
          </draw:path>
          <draw:path draw:style-name="gr4" draw:text-style-name="P7" draw:layer="layout" svg:width="0.042cm" svg:height="0.985cm" svg:x="18.237cm" svg:y="6.96cm" svg:viewBox="0 0 43 986" svg:d="M43 36c0-18 0-36-23-36-20 0-20 18-20 36v914c0 18 0 36 20 36 23 0 23-18 23-36z">
            <text:p/>
          </draw:path>
          <draw:path draw:style-name="gr4" draw:text-style-name="P7" draw:layer="layout" svg:width="0.371cm" svg:height="0.313cm" svg:x="18.979cm" svg:y="6.908cm" svg:viewBox="0 0 372 314" svg:d="M139 233c-7 22-29 61-65 61-2 0-22 0-38-9 29-9 31-34 31-39 0-15-11-26-27-26-20 0-40 17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4" draw:text-style-name="P7" draw:layer="layout" svg:width="0.346cm" svg:height="0.225cm" svg:x="19.434cm" svg:y="7.094cm" svg:viewBox="0 0 347 226" svg:d="M52 170c-3 14-9 36-9 38 0 12 9 18 17 18 9 0 21-4 25-18 0-2 7-24 9-38 18-67 18-69 18-69 7-14 43-83 103-83 25 0 34 13 34 36 0 27-21 78-32 107-2 5-4 12-4 20 0 27 24 45 54 45 53 0 80-65 80-78 0-7-9-7-11-7-9 0-9 2-11 11-9 29-34 56-56 56-11 0-16-9-16-18 0-11 2-15 7-26 9-21 31-77 31-106 0-36-27-58-74-58-45 0-76 27-94 49-2-40-40-49-60-49-50 0-63 76-63 76 0 7 9 7 11 7 7 0 9-2 11-9 7-29 18-56 38-56 18 0 21 16 21 25 0 6-5 26-7 40-5 13-9 34-11 45z">
            <text:p/>
          </draw:path>
          <draw:path draw:style-name="gr4" draw:text-style-name="P7" draw:layer="layout" svg:width="0.467cm" svg:height="0.035cm" svg:x="19.947cm" svg:y="7.023cm" svg:viewBox="0 0 468 36" svg:d="M441 36c9 0 27 0 27-18s-16-18-27-18h-414c-11 0-27 0-27 18s16 18 27 18z">
            <text:p/>
          </draw:path>
          <draw:path draw:style-name="gr4" draw:text-style-name="P7" draw:layer="layout" svg:width="0.371cm" svg:height="0.313cm" svg:x="20.518cm" svg:y="6.908cm" svg:viewBox="0 0 372 314" svg:d="M139 233c-7 22-29 61-65 61-2 0-22 0-38-9 29-9 31-34 31-39 0-15-11-26-27-26-20 0-40 17-40 42 0 36 38 52 72 52 33 0 60-20 78-50 18 36 56 50 83 50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4" draw:text-style-name="P7" draw:layer="layout" svg:width="0.346cm" svg:height="0.225cm" svg:x="20.975cm" svg:y="7.094cm" svg:viewBox="0 0 347 226" svg:d="M52 170c-3 14-9 36-9 38 0 12 9 18 17 18 9 0 21-4 25-18 0-2 7-24 9-38 18-67 18-69 18-69 7-14 43-83 103-83 25 0 34 13 34 36 0 27-21 78-32 107-2 5-4 12-4 20 0 27 24 45 54 45 53 0 80-65 80-78 0-7-9-7-11-7-9 0-9 2-11 11-9 29-34 56-56 56-11 0-16-9-16-18 0-11 2-15 7-26 9-21 31-77 31-106 0-36-27-58-74-58-45 0-76 27-94 49-2-40-40-49-60-49-50 0-63 76-63 76 0 7 9 7 11 7 7 0 9-2 11-9 7-29 18-56 38-56 18 0 21 16 21 25 0 6-5 26-7 40-5 13-9 34-11 45z">
            <text:p/>
          </draw:path>
          <draw:path draw:style-name="gr4" draw:text-style-name="P7" draw:layer="layout" svg:width="0.378cm" svg:height="0.028cm" svg:x="21.441cm" svg:y="7.175cm" svg:viewBox="0 0 379 29" svg:d="M356 29c9 0 23 0 23-13 0-16-14-16-23-16h-336c-7 0-20 0-20 16 0 13 13 13 20 13z">
            <text:p/>
          </draw:path>
          <draw:path draw:style-name="gr4" draw:text-style-name="P7" draw:layer="layout" svg:width="0.203cm" svg:height="0.328cm" svg:x="21.963cm" svg:y="6.9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4" draw:text-style-name="P7" draw:layer="layout" svg:width="4.21cm" svg:height="0.042cm" svg:x="18.511cm" svg:y="7.433cm" svg:viewBox="0 0 4211 43" draw:points="2106,43 0,43 0,0 4211,0 4211,43">
            <text:p/>
          </draw:polygon>
          <draw:path draw:style-name="gr4" draw:text-style-name="P7" draw:layer="layout" svg:width="0.371cm" svg:height="0.313cm" svg:x="18.544cm" svg:y="7.733cm" svg:viewBox="0 0 372 314" svg:d="M139 233c-7 22-29 61-65 61-2 0-22 0-38-9 29-9 31-34 31-39 0-15-11-26-27-26-20 0-40 17-40 42 0 36 38 52 72 52 33 0 60-20 78-50 18 36 56 50 83 50 81 0 121-88 121-108 0-9-9-9-11-9-9 0-9 5-11 14-16 47-59 83-97 83-27 0-42-18-42-45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4" draw:text-style-name="P7" draw:layer="layout" svg:width="0.346cm" svg:height="0.225cm" svg:x="19.001cm" svg:y="7.919cm" svg:viewBox="0 0 347 226" svg:d="M52 170c-3 14-9 36-9 38 0 12 9 18 17 18 9 0 21-4 25-18 0-2 7-24 9-38 18-67 18-69 18-69 7-14 43-83 103-83 25 0 34 13 34 36 0 27-21 78-32 107-2 5-4 12-4 20 0 27 24 45 54 45 53 0 80-65 80-78 0-7-9-7-11-7-9 0-9 2-11 11-9 29-34 56-56 56-11 0-16-9-16-18 0-11 2-15 7-26 9-21 31-77 31-106 0-36-27-58-74-58-45 0-76 27-92 49-4-40-42-49-60-49-52 0-65 76-65 76 0 7 9 7 11 7 7 0 9-2 11-9 7-29 18-56 38-56 18 0 21 16 21 25 0 6-5 26-7 40-5 13-9 34-11 45z">
            <text:p/>
          </draw:path>
          <draw:path draw:style-name="gr4" draw:text-style-name="P7" draw:layer="layout" svg:width="0.378cm" svg:height="0.028cm" svg:x="19.465cm" svg:y="7.999cm" svg:viewBox="0 0 379 29" svg:d="M356 29c9 0 23 0 23-13 0-16-14-16-23-16h-336c-7 0-20 0-20 16 0 13 13 13 20 13z">
            <text:p/>
          </draw:path>
          <draw:path draw:style-name="gr4" draw:text-style-name="P7" draw:layer="layout" svg:width="0.203cm" svg:height="0.328cm" svg:x="19.989cm" svg:y="7.809cm" svg:viewBox="0 0 204 329" svg:d="M128 16c0-16-3-16-18-16-36 31-92 31-101 31h-9v23h9c11 0 43-2 72-14v247c0 15 0 22-52 22h-25v20c27-2 72-2 99-2 29 0 74 0 101 2v-20h-25c-51 0-51-7-51-22z">
            <text:p/>
          </draw:path>
          <draw:path draw:style-name="gr4" draw:text-style-name="P7" draw:layer="layout" svg:width="0.467cm" svg:height="0.035cm" svg:x="20.381cm" svg:y="7.847cm" svg:viewBox="0 0 468 36" svg:d="M441 36c9 0 27 0 27-18s-16-18-27-18h-414c-11 0-27 0-27 18s16 18 27 18z">
            <text:p/>
          </draw:path>
          <draw:path draw:style-name="gr4" draw:text-style-name="P7" draw:layer="layout" svg:width="0.371cm" svg:height="0.313cm" svg:x="20.952cm" svg:y="7.733cm" svg:viewBox="0 0 372 314" svg:d="M139 233c-7 22-29 61-65 61-2 0-22 0-38-9 29-9 31-34 31-39 0-15-11-26-27-26-20 0-40 17-40 42 0 36 38 52 74 52 31 0 58-20 76-50 18 36 56 50 83 50 81 0 121-88 121-108 0-9-9-9-9-9-11 0-11 5-13 14-16 47-56 83-97 83-27 0-42-18-42-45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ath draw:style-name="gr4" draw:text-style-name="P7" draw:layer="layout" svg:width="0.346cm" svg:height="0.225cm" svg:x="21.409cm" svg:y="7.919cm" svg:viewBox="0 0 347 226" svg:d="M52 170c-3 14-9 36-9 38 0 12 9 18 17 18 9 0 21-4 25-18 0-2 7-24 9-38 18-67 18-69 18-69 7-14 43-83 103-83 25 0 34 13 34 36 0 27-21 78-32 107-2 5-4 12-4 20 0 27 24 45 54 45 53 0 80-65 80-78 0-7-9-7-11-7-9 0-9 2-11 11-9 29-34 56-56 56-11 0-16-9-16-18 0-11 2-15 7-26 9-21 31-77 31-106 0-36-27-58-74-58-45 0-76 27-94 49-2-40-40-49-58-49-52 0-65 76-65 76 0 7 9 7 11 7 7 0 9-2 11-9 7-29 18-56 38-56 18 0 21 16 21 25 0 6-5 26-7 40-5 13-9 34-11 45z">
            <text:p/>
          </draw:path>
          <draw:path draw:style-name="gr4" draw:text-style-name="P7" draw:layer="layout" svg:width="0.378cm" svg:height="0.028cm" svg:x="21.873cm" svg:y="7.999cm" svg:viewBox="0 0 379 29" svg:d="M356 29c9 0 23 0 23-13 0-16-14-16-23-16h-336c-7 0-20 0-20 16 0 13 13 13 20 13z">
            <text:p/>
          </draw:path>
          <draw:path draw:style-name="gr4" draw:text-style-name="P7" draw:layer="layout" svg:width="0.245cm" svg:height="0.328cm" svg:x="22.37cm" svg:y="7.809cm" svg:viewBox="0 0 246 329" svg:d="M246 235h-20c-2 9-6 41-13 45-5 2-47 2-54 2h-96c31-24 69-51 98-71 45-32 85-61 85-112 0-63-58-99-130-99-67 0-116 38-116 87 0 25 22 30 29 30 14 0 29-9 29-30 0-18-13-27-29-29 16-22 43-36 76-36 50 0 90 30 90 77 0 42-29 74-67 105l-121 103c-7 4-7 4-7 9v13h231z">
            <text:p/>
          </draw:path>
          <draw:path draw:style-name="gr4" draw:text-style-name="P7" draw:layer="layout" svg:width="0.042cm" svg:height="0.985cm" svg:x="22.955cm" svg:y="6.96cm" svg:viewBox="0 0 43 986" svg:d="M43 36c0-18 0-36-23-36-20 0-20 18-20 36v914c0 18 0 36 20 36 23 0 23-18 23-36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SimSun" svg:font-family="SimSun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a8" fo:font-size="100%"/>
          </text:list-level-style-number>
          <text:list-level-style-bullet text:level="2" text:bullet-char="➢">
            <style:list-level-properties text:min-label-width="1.016cm"/>
            <style:text-properties fo:font-family="StarSymbol" style:font-charset="x-symbol" fo:color="#0000a8" fo:font-size="100%"/>
          </text:list-level-style-bullet>
          <text:list-level-style-bullet text:level="3" text:bullet-char="➢">
            <style:list-level-properties text:space-before="0.635cm" text:min-label-width="1.016cm"/>
            <style:text-properties fo:font-family="StarSymbol" style:font-charset="x-symbol" fo:color="#0000a8" fo:font-size="100%"/>
          </text:list-level-style-bullet>
          <text:list-level-style-bullet text:level="4" text:bullet-char="➢">
            <style:list-level-properties text:space-before="1.27cm" text:min-label-width="1.016cm"/>
            <style:text-properties fo:font-family="StarSymbol" style:font-charset="x-symbol" fo:color="#0000a8" fo:font-size="100%"/>
          </text:list-level-style-bullet>
          <text:list-level-style-bullet text:level="5" text:bullet-char="➢">
            <style:list-level-properties text:space-before="1.905cm" text:min-label-width="1.016cm"/>
            <style:text-properties fo:font-family="StarSymbol" style:font-charset="x-symbol" fo:color="#0000a8" fo:font-size="100%"/>
          </text:list-level-style-bullet>
          <text:list-level-style-bullet text:level="6" text:bullet-char="➢">
            <style:list-level-properties text:space-before="2.54cm" text:min-label-width="1.016cm"/>
            <style:text-properties fo:font-family="StarSymbol" style:font-charset="x-symbol" fo:color="#0000a8" fo:font-size="100%"/>
          </text:list-level-style-bullet>
          <text:list-level-style-bullet text:level="7" text:bullet-char="➢">
            <style:list-level-properties text:space-before="3.175cm" text:min-label-width="1.016cm"/>
            <style:text-properties fo:font-family="StarSymbol" style:font-charset="x-symbol" fo:color="#0000a8" fo:font-size="100%"/>
          </text:list-level-style-bullet>
          <text:list-level-style-bullet text:level="8" text:bullet-char="➢">
            <style:list-level-properties text:space-before="3.81cm" text:min-label-width="1.016cm"/>
            <style:text-properties fo:font-family="StarSymbol" style:font-charset="x-symbol" fo:color="#0000a8" fo:font-size="100%"/>
          </text:list-level-style-bullet>
          <text:list-level-style-bullet text:level="9" text:bullet-char="➢">
            <style:list-level-properties text:space-before="4.445cm" text:min-label-width="1.016cm"/>
            <style:text-properties fo:font-family="StarSymbol" style:font-charset="x-symbol" fo:color="#0000a8" fo:font-size="100%"/>
          </text:list-level-style-bullet>
          <text:list-level-style-bullet text:level="10" text:bullet-char="➢">
            <style:list-level-properties text:space-before="5.08cm" text:min-label-width="1.016cm"/>
            <style:text-properties fo:font-family="StarSymbol" style:font-charset="x-symbol" fo:color="#0000a8" fo:font-size="100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6cm" fo:margin-bottom="0cm" fo:text-indent="0cm"/>
      <style:text-properties fo:color="#0000a8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color="#0000a8" fo:font-size="26pt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color="#0000a8" fo:font-size="26pt" style:font-size-asian="26pt" style:font-size-complex="26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44pt" style:font-size-complex="44pt"/>
    </style:style>
    <style:style style:name="MT3" style:family="text">
      <style:text-properties fo:font-size="26pt" style:font-size-asian="40pt" style:font-size-complex="40pt"/>
    </style:style>
    <style:style style:name="MT4" style:family="text">
      <style:text-properties fo:font-size="24pt" style:font-size-asian="36pt" style:font-size-complex="36pt"/>
    </style:style>
    <style:style style:name="MT5" style:family="text">
      <style:text-properties fo:font-size="2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 text:min-label-width="1.016cm"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7.046cm" svg:height="1.407cm" svg:x="0.477cm" svg:y="0.371cm" presentation:class="title">
        <draw:text-box>
          <text:p>Click to edit the title text format</text:p>
        </draw:text-box>
      </draw:frame>
      <draw:frame presentation:style-name="Mpr2" draw:layer="backgroundobjects" svg:width="27.335cm" svg:height="13.462cm" svg:x="0.508cm" svg:y="2.03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2:09:18.710534778</meta:creation-date>
    <dc:date>2017-08-23T10:24:24.192922424</dc:date>
    <meta:editing-duration>P3DT16H3M41S</meta:editing-duration>
    <meta:editing-cycles>94</meta:editing-cycles>
    <meta:generator>LibreOffice/5.3.1.2$Linux_X86_64 LibreOffice_project/30m0$Build-2</meta:generator>
    <meta:document-statistic meta:object-count="503"/>
  </office:meta>
</office:document-meta>
</file>